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2pt" style:font-size-asian="10.5pt" style:font-size-complex="12pt"/>
    </style:style>
    <style:style style:name="P2" style:family="paragraph" style:parent-style-name="Standard">
      <style:text-properties fo:font-size="12pt" style:text-underline-style="solid" style:text-underline-width="auto" style:text-underline-color="font-color" style:font-size-asian="10.5pt" style:font-size-complex="12pt"/>
    </style:style>
    <style:style style:name="P3" style:family="paragraph" style:parent-style-name="Standard">
      <style:text-properties fo:font-size="12pt" style:text-underline-style="solid" style:text-underline-width="auto" style:text-underline-color="font-color" fo:font-weight="bold" officeooo:paragraph-rsid="00279b75" style:font-size-asian="10.5pt" style:font-weight-asian="bold" style:font-size-complex="12pt" style:font-weight-complex="bold"/>
    </style:style>
    <style:style style:name="P4" style:family="paragraph" style:parent-style-name="Standard">
      <style:text-properties fo:font-size="12pt" style:text-underline-style="none" style:font-size-asian="10.5pt" style:font-size-complex="12pt"/>
    </style:style>
    <style:style style:name="P5" style:family="paragraph" style:parent-style-name="Standard">
      <style:text-properties fo:font-size="12pt" style:text-underline-style="none" officeooo:paragraph-rsid="00279b75" style:font-size-asian="10.5pt" style:font-size-complex="12pt"/>
    </style:style>
    <style:style style:name="P6" style:family="paragraph" style:parent-style-name="Standard">
      <style:text-properties fo:font-size="12pt" style:text-underline-style="none" officeooo:rsid="00279b75" officeooo:paragraph-rsid="00279b75" style:font-size-asian="10.5pt" style:font-size-complex="12pt"/>
    </style:style>
    <style:style style:name="P7" style:family="paragraph" style:parent-style-name="Standard">
      <style:text-properties fo:font-size="12pt" style:text-underline-style="none" fo:font-weight="normal" officeooo:paragraph-rsid="00279b75" style:font-size-asian="10.5pt" style:font-weight-asian="normal" style:font-size-complex="12pt" style:font-weight-complex="normal"/>
    </style:style>
    <style:style style:name="P8" style:family="paragraph" style:parent-style-name="Standard">
      <style:text-properties officeooo:paragraph-rsid="00279b75"/>
    </style:style>
    <style:style style:name="P9" style:family="paragraph" style:parent-style-name="Standard">
      <style:text-properties style:text-underline-style="solid" style:text-underline-width="auto" style:text-underline-color="font-color" fo:font-weight="bold" officeooo:paragraph-rsid="00279b75" style:font-weight-asian="bold" style:font-weight-complex="bold"/>
    </style:style>
    <style:style style:name="P10" style:family="paragraph" style:parent-style-name="Standard">
      <style:text-properties style:text-underline-style="solid" style:text-underline-width="auto" style:text-underline-color="font-color" fo:font-weight="bold" officeooo:paragraph-rsid="0045ef1b" style:font-weight-asian="bold" style:font-weight-complex="bold"/>
    </style:style>
    <style:style style:name="P11" style:family="paragraph" style:parent-style-name="Standard">
      <style:text-properties style:text-underline-style="solid" style:text-underline-width="auto" style:text-underline-color="font-color" fo:font-weight="bold" officeooo:paragraph-rsid="004a4d56" style:font-weight-asian="bold" style:font-weight-complex="bold"/>
    </style:style>
    <style:style style:name="P12" style:family="paragraph" style:parent-style-name="Standard">
      <style:text-properties style:text-underline-style="none" fo:font-weight="normal" officeooo:paragraph-rsid="005d2d05" style:font-weight-asian="normal" style:font-weight-complex="normal"/>
    </style:style>
    <style:style style:name="P13" style:family="paragraph" style:parent-style-name="Standard">
      <style:text-properties style:text-underline-style="none" fo:font-weight="normal" officeooo:paragraph-rsid="00279b75" style:font-weight-asian="normal" style:font-weight-complex="normal"/>
    </style:style>
    <style:style style:name="P14" style:family="paragraph" style:parent-style-name="Standard">
      <style:text-properties style:text-underline-style="none" fo:font-weight="normal" officeooo:paragraph-rsid="0045ef1b" style:font-weight-asian="normal" style:font-weight-complex="normal"/>
    </style:style>
    <style:style style:name="P15" style:family="paragraph" style:parent-style-name="Standard">
      <style:text-properties style:text-underline-style="none" fo:font-weight="normal" officeooo:paragraph-rsid="004a4d56" style:font-weight-asian="normal" style:font-weight-complex="normal"/>
    </style:style>
    <style:style style:name="P16" style:family="paragraph" style:parent-style-name="Standard">
      <style:text-properties style:text-underline-style="none" fo:font-weight="normal" officeooo:paragraph-rsid="0071e182" style:font-weight-asian="normal" style:font-weight-complex="normal"/>
    </style:style>
    <style:style style:name="P17" style:family="paragraph" style:parent-style-name="Standard" style:list-style-name="L1">
      <style:text-properties officeooo:paragraph-rsid="00279b75"/>
    </style:style>
    <style:style style:name="P18" style:family="paragraph" style:parent-style-name="Standard" style:list-style-name="L2">
      <style:text-properties officeooo:paragraph-rsid="00279b75"/>
    </style:style>
    <style:style style:name="P19" style:family="paragraph" style:parent-style-name="Standard" style:list-style-name="L3">
      <style:text-properties officeooo:paragraph-rsid="00279b75"/>
    </style:style>
    <style:style style:name="P20" style:family="paragraph" style:parent-style-name="Standard" style:list-style-name="L3">
      <style:text-properties fo:font-size="12pt" style:text-underline-style="none" fo:font-weight="normal" officeooo:paragraph-rsid="00279b75"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paragraph-rsid="0071e182"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paragraph-rsid="0174ea4c" style:font-size-asian="10.5pt" style:font-weight-asian="normal" style:font-size-complex="12pt" style:font-weight-complex="normal"/>
    </style:style>
    <style:style style:name="P23" style:family="paragraph" style:parent-style-name="Standard" style:list-style-name="L86">
      <style:text-properties fo:font-size="12pt" style:text-underline-style="none" fo:font-weight="normal" officeooo:paragraph-rsid="0174ea4c" style:font-size-asian="10.5pt" style:font-weight-asian="normal" style:font-size-complex="12pt" style:font-weight-complex="normal"/>
    </style:style>
    <style:style style:name="P24" style:family="paragraph" style:parent-style-name="Standard" style:list-style-name="L86">
      <style:text-properties fo:font-size="12pt" style:text-underline-style="none" fo:font-weight="normal" officeooo:paragraph-rsid="01ab386d" style:font-size-asian="10.5pt" style:font-weight-asian="normal" style:font-size-complex="12pt" style:font-weight-complex="normal"/>
    </style:style>
    <style:style style:name="P25" style:family="paragraph" style:parent-style-name="Standard" style:list-style-name="L86">
      <style:text-properties fo:font-size="12pt" style:text-underline-style="none" fo:font-weight="normal" officeooo:paragraph-rsid="01a92455" style:font-size-asian="10.5pt" style:font-weight-asian="normal" style:font-size-complex="12pt" style:font-weight-complex="normal"/>
    </style:style>
    <style:style style:name="P26" style:family="paragraph" style:parent-style-name="Standard">
      <style:text-properties fo:font-size="12pt" style:text-underline-style="none" fo:font-weight="bold" officeooo:paragraph-rsid="0174ea4c" style:font-size-asian="10.5pt" style:font-weight-asian="bold" style:font-size-complex="12pt" style:font-weight-complex="bold"/>
    </style:style>
    <style:style style:name="P27" style:family="paragraph" style:parent-style-name="Standard">
      <style:text-properties fo:font-size="12pt" style:text-underline-style="none" fo:font-weight="bold" officeooo:paragraph-rsid="01a53f27" style:font-size-asian="10.5pt" style:font-weight-asian="bold" style:font-size-complex="12pt" style:font-weight-complex="bold"/>
    </style:style>
    <style:style style:name="P28" style:family="paragraph" style:parent-style-name="Standard" style:list-style-name="L85">
      <style:text-properties fo:font-size="12pt" style:text-underline-style="none" fo:font-weight="bold" officeooo:paragraph-rsid="01a53f27" style:font-size-asian="10.5pt" style:font-weight-asian="bold" style:font-size-complex="12pt" style:font-weight-complex="bold"/>
    </style:style>
    <style:style style:name="P29" style:family="paragraph" style:parent-style-name="Standard">
      <style:text-properties fo:font-size="12pt" style:text-underline-style="solid" style:text-underline-width="auto" style:text-underline-color="font-color" fo:font-weight="bold" officeooo:paragraph-rsid="0071e182" style:font-size-asian="10.5pt" style:font-weight-asian="bold" style:font-size-complex="12pt" style:font-weight-complex="bold"/>
    </style:style>
    <style:style style:name="P30" style:family="paragraph" style:parent-style-name="Standard">
      <style:text-properties fo:font-size="12pt" style:text-underline-style="solid" style:text-underline-width="auto" style:text-underline-color="font-color" fo:font-weight="bold" officeooo:paragraph-rsid="0174ea4c" style:font-size-asian="10.5pt" style:font-weight-asian="bold" style:font-size-complex="12pt" style:font-weight-complex="bold"/>
    </style:style>
    <style:style style:name="P31" style:family="paragraph" style:parent-style-name="Standard">
      <style:text-properties fo:font-size="12pt" style:text-underline-style="solid" style:text-underline-width="auto" style:text-underline-color="font-color" fo:font-weight="normal" officeooo:paragraph-rsid="0174ea4c" style:font-size-asian="10.5pt" style:font-weight-asian="normal" style:font-size-complex="12pt" style:font-weight-complex="normal"/>
    </style:style>
    <style:style style:name="P32" style:family="paragraph" style:parent-style-name="Standard" style:list-style-name="L4">
      <style:text-properties style:text-underline-style="none" fo:font-weight="normal" officeooo:paragraph-rsid="00279b75" style:font-weight-asian="normal" style:font-weight-complex="normal"/>
    </style:style>
    <style:style style:name="P33" style:family="paragraph" style:parent-style-name="Standard" style:list-style-name="L5">
      <style:text-properties style:text-underline-style="none" fo:font-weight="normal" officeooo:paragraph-rsid="00279b75" style:font-weight-asian="normal" style:font-weight-complex="normal"/>
    </style:style>
    <style:style style:name="P34" style:family="paragraph" style:parent-style-name="Standard" style:list-style-name="L6">
      <style:text-properties style:text-underline-style="none" fo:font-weight="normal" officeooo:paragraph-rsid="004a4d56" style:font-weight-asian="normal" style:font-weight-complex="normal"/>
    </style:style>
    <style:style style:name="P35" style:family="paragraph" style:parent-style-name="Standard" style:list-style-name="L7">
      <style:text-properties style:text-underline-style="none" fo:font-weight="normal" officeooo:paragraph-rsid="004a4d56" style:font-weight-asian="normal" style:font-weight-complex="normal"/>
    </style:style>
    <style:style style:name="P36" style:family="paragraph" style:parent-style-name="Standard" style:list-style-name="L8">
      <style:text-properties style:text-underline-style="none" fo:font-weight="normal" officeooo:paragraph-rsid="004a4d56" style:font-weight-asian="normal" style:font-weight-complex="normal"/>
    </style:style>
    <style:style style:name="P37" style:family="paragraph" style:parent-style-name="Standard" style:list-style-name="L9">
      <style:text-properties style:text-underline-style="none" fo:font-weight="normal" officeooo:paragraph-rsid="0071e182" style:font-weight-asian="normal" style:font-weight-complex="normal"/>
    </style:style>
    <style:style style:name="P38" style:family="paragraph" style:parent-style-name="Standard" style:list-style-name="L10">
      <style:text-properties style:text-underline-style="none" fo:font-weight="normal" officeooo:paragraph-rsid="0071e182" style:font-weight-asian="normal" style:font-weight-complex="normal"/>
    </style:style>
    <style:style style:name="P39" style:family="paragraph" style:parent-style-name="Standard" style:list-style-name="L11">
      <style:text-properties style:text-underline-style="none" fo:font-weight="normal" officeooo:paragraph-rsid="0071e182" style:font-weight-asian="normal" style:font-weight-complex="normal"/>
    </style:style>
    <style:style style:name="P40" style:family="paragraph" style:parent-style-name="Standard">
      <style:text-properties style:text-underline-style="none" fo:font-weight="normal" officeooo:paragraph-rsid="0071e182" style:font-weight-asian="normal" style:font-weight-complex="normal"/>
    </style:style>
    <style:style style:name="P41" style:family="paragraph" style:parent-style-name="Standard" style:list-style-name="L14">
      <style:text-properties style:text-underline-style="none" fo:font-weight="normal" officeooo:paragraph-rsid="0071e182" style:font-weight-asian="normal" style:font-weight-complex="normal"/>
    </style:style>
    <style:style style:name="P42" style:family="paragraph" style:parent-style-name="Standard" style:list-style-name="L15">
      <style:text-properties style:text-underline-style="none" fo:font-weight="normal" officeooo:paragraph-rsid="0071e182" style:font-weight-asian="normal" style:font-weight-complex="normal"/>
    </style:style>
    <style:style style:name="P43" style:family="paragraph" style:parent-style-name="Standard">
      <style:text-properties style:text-underline-style="none" fo:font-weight="bold" officeooo:paragraph-rsid="0071e182" style:font-weight-asian="bold" style:font-weight-complex="bold"/>
    </style:style>
    <style:style style:name="P44" style:family="paragraph" style:parent-style-name="Standard" style:list-style-name="L12">
      <style:text-properties officeooo:paragraph-rsid="0071e182"/>
    </style:style>
    <style:style style:name="P45" style:family="paragraph" style:parent-style-name="Standard" style:list-style-name="L13">
      <style:text-properties officeooo:paragraph-rsid="0071e182"/>
    </style:style>
    <style:style style:name="P46" style:family="paragraph" style:parent-style-name="Standard">
      <style:text-properties officeooo:paragraph-rsid="0071e182"/>
    </style:style>
    <style:style style:name="P47" style:family="paragraph" style:parent-style-name="Standard">
      <style:text-properties fo:font-weight="normal" officeooo:paragraph-rsid="011012ab" style:font-weight-asian="normal" style:font-weight-complex="normal"/>
    </style:style>
    <style:style style:name="P48" style:family="paragraph" style:parent-style-name="Standard" style:list-style-name="L54">
      <style:text-properties fo:font-weight="normal" officeooo:paragraph-rsid="011012ab" style:font-weight-asian="normal" style:font-weight-complex="normal"/>
    </style:style>
    <style:style style:name="P49" style:family="paragraph" style:parent-style-name="Standard">
      <style:text-properties fo:font-size="16pt" style:text-underline-style="none" fo:font-weight="normal" officeooo:paragraph-rsid="0071e182" style:font-size-asian="16pt" style:font-weight-asian="normal" style:font-size-complex="16pt" style:font-weight-complex="normal"/>
    </style:style>
    <style:style style:name="P50" style:family="paragraph" style:parent-style-name="Standard">
      <style:text-properties fo:font-size="16pt" officeooo:paragraph-rsid="0071e182" style:font-size-asian="16pt" style:font-size-complex="16pt"/>
    </style:style>
    <style:style style:name="P51" style:family="paragraph" style:parent-style-name="Standard">
      <style:text-properties fo:font-size="16pt" style:text-underline-style="solid" style:text-underline-width="auto" style:text-underline-color="font-color" fo:font-weight="bold" officeooo:paragraph-rsid="011012ab" style:font-size-asian="16pt" style:font-weight-asian="bold" style:font-size-complex="16pt" style:font-weight-complex="bold"/>
    </style:style>
    <style:style style:name="P52" style:family="paragraph" style:parent-style-name="Standard">
      <style:text-properties fo:font-size="16pt" style:text-underline-style="solid" style:text-underline-width="auto" style:text-underline-color="font-color" fo:font-weight="bold" officeooo:paragraph-rsid="0174ea4c" style:font-size-asian="16pt" style:font-weight-asian="bold" style:font-size-complex="16pt" style:font-weight-complex="bold"/>
    </style:style>
    <style:style style:name="P53" style:family="paragraph" style:parent-style-name="Standard" style:list-style-name="L16">
      <style:text-properties officeooo:paragraph-rsid="0071e182"/>
    </style:style>
    <style:style style:name="P54" style:family="paragraph" style:parent-style-name="Standard" style:list-style-name="L17">
      <style:text-properties officeooo:paragraph-rsid="0071e182"/>
    </style:style>
    <style:style style:name="P55" style:family="paragraph" style:parent-style-name="Standard" style:list-style-name="L18">
      <style:text-properties officeooo:paragraph-rsid="0071e182"/>
    </style:style>
    <style:style style:name="P56" style:family="paragraph" style:parent-style-name="Standard" style:list-style-name="L19">
      <style:text-properties officeooo:paragraph-rsid="0071e182"/>
    </style:style>
    <style:style style:name="P57" style:family="paragraph" style:parent-style-name="Standard" style:list-style-name="L20">
      <style:text-properties officeooo:paragraph-rsid="0071e182"/>
    </style:style>
    <style:style style:name="P58" style:family="paragraph" style:parent-style-name="Standard" style:list-style-name="L21">
      <style:text-properties officeooo:paragraph-rsid="0071e182"/>
    </style:style>
    <style:style style:name="P59" style:family="paragraph" style:parent-style-name="Standard" style:list-style-name="L22">
      <style:text-properties officeooo:paragraph-rsid="0071e182"/>
    </style:style>
    <style:style style:name="P60" style:family="paragraph" style:parent-style-name="Standard" style:list-style-name="L23">
      <style:text-properties officeooo:paragraph-rsid="0071e182"/>
    </style:style>
    <style:style style:name="P61" style:family="paragraph" style:parent-style-name="Standard" style:list-style-name="L24">
      <style:text-properties officeooo:paragraph-rsid="0071e182"/>
    </style:style>
    <style:style style:name="P62" style:family="paragraph" style:parent-style-name="Standard" style:list-style-name="L25">
      <style:text-properties officeooo:paragraph-rsid="0071e182"/>
    </style:style>
    <style:style style:name="P63" style:family="paragraph" style:parent-style-name="Standard" style:list-style-name="L26">
      <style:text-properties officeooo:paragraph-rsid="0071e182"/>
    </style:style>
    <style:style style:name="P64" style:family="paragraph" style:parent-style-name="Standard" style:list-style-name="L27">
      <style:text-properties officeooo:paragraph-rsid="0071e182"/>
    </style:style>
    <style:style style:name="P65" style:family="paragraph" style:parent-style-name="Standard" style:list-style-name="L28">
      <style:text-properties officeooo:paragraph-rsid="0071e182"/>
    </style:style>
    <style:style style:name="P66" style:family="paragraph" style:parent-style-name="Standard" style:list-style-name="L29">
      <style:text-properties officeooo:paragraph-rsid="0071e182"/>
    </style:style>
    <style:style style:name="P67" style:family="paragraph" style:parent-style-name="Standard" style:list-style-name="L30">
      <style:text-properties officeooo:paragraph-rsid="0071e182"/>
    </style:style>
    <style:style style:name="P68" style:family="paragraph" style:parent-style-name="Standard" style:list-style-name="L31">
      <style:text-properties officeooo:paragraph-rsid="0071e182"/>
    </style:style>
    <style:style style:name="P69" style:family="paragraph" style:parent-style-name="Standard" style:list-style-name="L32">
      <style:text-properties officeooo:paragraph-rsid="00db8d30"/>
    </style:style>
    <style:style style:name="P70" style:family="paragraph" style:parent-style-name="Standard" style:list-style-name="L33">
      <style:text-properties officeooo:paragraph-rsid="0071e182"/>
    </style:style>
    <style:style style:name="P71" style:family="paragraph" style:parent-style-name="Standard" style:list-style-name="L34">
      <style:text-properties officeooo:paragraph-rsid="00e02dea"/>
    </style:style>
    <style:style style:name="P72" style:family="paragraph" style:parent-style-name="Standard" style:list-style-name="L35">
      <style:text-properties officeooo:paragraph-rsid="0071e182"/>
    </style:style>
    <style:style style:name="P73" style:family="paragraph" style:parent-style-name="Standard" style:list-style-name="L53">
      <style:text-properties fo:font-weight="bold" officeooo:paragraph-rsid="011012ab" style:font-weight-asian="bold" style:font-weight-complex="bold"/>
    </style:style>
    <style:style style:name="P74" style:family="paragraph" style:parent-style-name="Standard">
      <style:text-properties fo:font-weight="bold" officeooo:paragraph-rsid="011012ab" style:font-weight-asian="bold" style:font-weight-complex="bold"/>
    </style:style>
    <style:style style:name="P75" style:family="paragraph" style:parent-style-name="Standard" style:list-style-name="L63">
      <style:text-properties fo:font-weight="bold" officeooo:paragraph-rsid="011012ab" style:font-weight-asian="bold" style:font-weight-complex="bold"/>
    </style:style>
    <style:style style:name="P76" style:family="paragraph" style:parent-style-name="Standard">
      <style:text-properties style:text-underline-style="solid" style:text-underline-width="auto" style:text-underline-color="font-color" fo:font-weight="bold" officeooo:paragraph-rsid="0071e182" style:font-weight-asian="bold" style:font-weight-complex="bold"/>
    </style:style>
    <style:style style:name="P77" style:family="paragraph" style:parent-style-name="Standard">
      <style:text-properties style:text-underline-style="solid" style:text-underline-width="auto" style:text-underline-color="font-color" fo:font-weight="bold" officeooo:paragraph-rsid="011012ab" style:font-weight-asian="bold" style:font-weight-complex="bold"/>
    </style:style>
    <style:style style:name="P78" style:family="paragraph" style:parent-style-name="Standard">
      <style:text-properties style:text-underline-style="solid" style:text-underline-width="auto" style:text-underline-color="font-color" fo:font-weight="bold" officeooo:paragraph-rsid="0174ea4c" style:font-weight-asian="bold" style:font-weight-complex="bold"/>
    </style:style>
    <style:style style:name="P79" style:family="paragraph" style:parent-style-name="Standard">
      <style:text-properties style:text-underline-style="solid" style:text-underline-width="auto" style:text-underline-color="font-color" officeooo:paragraph-rsid="0174ea4c"/>
    </style:style>
    <style:style style:name="P80" style:family="paragraph" style:parent-style-name="Standard" style:list-style-name="L36">
      <style:text-properties officeooo:paragraph-rsid="0071e182"/>
    </style:style>
    <style:style style:name="P81" style:family="paragraph" style:parent-style-name="Standard" style:list-style-name="L37">
      <style:text-properties officeooo:paragraph-rsid="0071e182"/>
    </style:style>
    <style:style style:name="P82" style:family="paragraph" style:parent-style-name="Standard" style:list-style-name="L38">
      <style:text-properties officeooo:paragraph-rsid="0071e182"/>
    </style:style>
    <style:style style:name="P83" style:family="paragraph" style:parent-style-name="Standard" style:list-style-name="L39">
      <style:text-properties officeooo:paragraph-rsid="0071e182"/>
    </style:style>
    <style:style style:name="P84" style:family="paragraph" style:parent-style-name="Standard" style:list-style-name="L40">
      <style:text-properties officeooo:paragraph-rsid="0071e182"/>
    </style:style>
    <style:style style:name="P85" style:family="paragraph" style:parent-style-name="Standard" style:list-style-name="L41">
      <style:text-properties officeooo:paragraph-rsid="0071e182"/>
    </style:style>
    <style:style style:name="P86" style:family="paragraph" style:parent-style-name="Standard" style:list-style-name="L42">
      <style:text-properties officeooo:paragraph-rsid="0071e182"/>
    </style:style>
    <style:style style:name="P87" style:family="paragraph" style:parent-style-name="Standard" style:list-style-name="L43">
      <style:text-properties officeooo:paragraph-rsid="0071e182"/>
    </style:style>
    <style:style style:name="P88" style:family="paragraph" style:parent-style-name="Standard" style:list-style-name="L44">
      <style:text-properties officeooo:paragraph-rsid="0071e182"/>
    </style:style>
    <style:style style:name="P89" style:family="paragraph" style:parent-style-name="Standard" style:list-style-name="L45">
      <style:text-properties officeooo:paragraph-rsid="0071e182"/>
    </style:style>
    <style:style style:name="P90" style:family="paragraph" style:parent-style-name="Standard" style:list-style-name="L46">
      <style:text-properties officeooo:paragraph-rsid="0071e182"/>
    </style:style>
    <style:style style:name="P91" style:family="paragraph" style:parent-style-name="Standard" style:list-style-name="L47">
      <style:text-properties officeooo:paragraph-rsid="0071e182"/>
    </style:style>
    <style:style style:name="P92" style:family="paragraph" style:parent-style-name="Standard" style:list-style-name="L49">
      <style:text-properties officeooo:paragraph-rsid="0071e182"/>
    </style:style>
    <style:style style:name="P93" style:family="paragraph" style:parent-style-name="Standard" style:list-style-name="L48">
      <style:paragraph-properties fo:text-align="start" style:justify-single-word="false"/>
      <style:text-properties officeooo:paragraph-rsid="0071e182"/>
    </style:style>
    <style:style style:name="P94" style:family="paragraph" style:parent-style-name="Standard" style:list-style-name="L50">
      <style:text-properties officeooo:paragraph-rsid="011012ab"/>
    </style:style>
    <style:style style:name="P95" style:family="paragraph" style:parent-style-name="Standard" style:list-style-name="L52">
      <style:text-properties officeooo:paragraph-rsid="011012ab"/>
    </style:style>
    <style:style style:name="P96" style:family="paragraph" style:parent-style-name="Standard">
      <style:text-properties officeooo:paragraph-rsid="011012ab"/>
    </style:style>
    <style:style style:name="P97" style:family="paragraph" style:parent-style-name="Standard" style:list-style-name="L55">
      <style:text-properties officeooo:paragraph-rsid="011012ab"/>
    </style:style>
    <style:style style:name="P98" style:family="paragraph" style:parent-style-name="Standard" style:list-style-name="L56">
      <style:text-properties officeooo:paragraph-rsid="01317b12"/>
    </style:style>
    <style:style style:name="P99" style:family="paragraph" style:parent-style-name="Standard" style:list-style-name="L56">
      <style:text-properties officeooo:paragraph-rsid="01342783"/>
    </style:style>
    <style:style style:name="P100" style:family="paragraph" style:parent-style-name="Standard" style:list-style-name="L57">
      <style:text-properties officeooo:paragraph-rsid="011012ab"/>
    </style:style>
    <style:style style:name="P101" style:family="paragraph" style:parent-style-name="Standard" style:list-style-name="L58">
      <style:text-properties officeooo:paragraph-rsid="011012ab"/>
    </style:style>
    <style:style style:name="P102" style:family="paragraph" style:parent-style-name="Standard" style:list-style-name="L59">
      <style:text-properties officeooo:paragraph-rsid="011012ab"/>
    </style:style>
    <style:style style:name="P103" style:family="paragraph" style:parent-style-name="Standard" style:list-style-name="L60">
      <style:text-properties officeooo:paragraph-rsid="011012ab"/>
    </style:style>
    <style:style style:name="P104" style:family="paragraph" style:parent-style-name="Standard" style:list-style-name="L61">
      <style:text-properties officeooo:paragraph-rsid="011012ab"/>
    </style:style>
    <style:style style:name="P105" style:family="paragraph" style:parent-style-name="Standard" style:list-style-name="L62">
      <style:text-properties officeooo:paragraph-rsid="011012ab"/>
    </style:style>
    <style:style style:name="P106" style:family="paragraph" style:parent-style-name="Standard" style:list-style-name="L63">
      <style:text-properties officeooo:paragraph-rsid="011012ab"/>
    </style:style>
    <style:style style:name="P107" style:family="paragraph" style:parent-style-name="Standard" style:list-style-name="L64">
      <style:text-properties officeooo:paragraph-rsid="011012ab"/>
    </style:style>
    <style:style style:name="P108" style:family="paragraph" style:parent-style-name="Standard" style:list-style-name="L65">
      <style:text-properties officeooo:paragraph-rsid="011012ab"/>
    </style:style>
    <style:style style:name="P109" style:family="paragraph" style:parent-style-name="Standard" style:list-style-name="L66">
      <style:text-properties officeooo:paragraph-rsid="011012ab"/>
    </style:style>
    <style:style style:name="P110" style:family="paragraph" style:parent-style-name="Standard" style:list-style-name="L67">
      <style:text-properties officeooo:paragraph-rsid="011012ab"/>
    </style:style>
    <style:style style:name="P111" style:family="paragraph" style:parent-style-name="Standard" style:list-style-name="L68">
      <style:text-properties officeooo:paragraph-rsid="011012ab"/>
    </style:style>
    <style:style style:name="P112" style:family="paragraph" style:parent-style-name="Standard" style:list-style-name="L68">
      <style:text-properties officeooo:paragraph-rsid="01616d26"/>
    </style:style>
    <style:style style:name="P113" style:family="paragraph" style:parent-style-name="Standard" style:list-style-name="L69">
      <style:text-properties officeooo:paragraph-rsid="011012ab"/>
    </style:style>
    <style:style style:name="P114" style:family="paragraph" style:parent-style-name="Standard" style:list-style-name="L70">
      <style:text-properties officeooo:paragraph-rsid="011012ab"/>
    </style:style>
    <style:style style:name="P115" style:family="paragraph" style:parent-style-name="Standard" style:list-style-name="L71">
      <style:text-properties officeooo:paragraph-rsid="011012ab"/>
    </style:style>
    <style:style style:name="P116" style:family="paragraph" style:parent-style-name="Standard" style:list-style-name="L72">
      <style:text-properties officeooo:paragraph-rsid="016b2678"/>
    </style:style>
    <style:style style:name="P117" style:family="paragraph" style:parent-style-name="Standard" style:list-style-name="L73">
      <style:text-properties officeooo:paragraph-rsid="011012ab"/>
    </style:style>
    <style:style style:name="P118" style:family="paragraph" style:parent-style-name="Standard">
      <style:text-properties officeooo:paragraph-rsid="0174ea4c"/>
    </style:style>
    <style:style style:name="P119" style:family="paragraph" style:parent-style-name="Standard" style:list-style-name="L74">
      <style:text-properties officeooo:paragraph-rsid="0174ea4c"/>
    </style:style>
    <style:style style:name="P120" style:family="paragraph" style:parent-style-name="Standard" style:list-style-name="L75">
      <style:text-properties officeooo:paragraph-rsid="0174ea4c"/>
    </style:style>
    <style:style style:name="P121" style:family="paragraph" style:parent-style-name="Standard" style:list-style-name="L76">
      <style:text-properties officeooo:paragraph-rsid="0174ea4c"/>
    </style:style>
    <style:style style:name="P122" style:family="paragraph" style:parent-style-name="Standard" style:list-style-name="L77">
      <style:text-properties officeooo:paragraph-rsid="0174ea4c"/>
    </style:style>
    <style:style style:name="P123" style:family="paragraph" style:parent-style-name="Standard" style:list-style-name="L78">
      <style:text-properties officeooo:paragraph-rsid="0174ea4c"/>
    </style:style>
    <style:style style:name="P124" style:family="paragraph" style:parent-style-name="Standard" style:list-style-name="L79">
      <style:text-properties officeooo:paragraph-rsid="0174ea4c"/>
    </style:style>
    <style:style style:name="P125" style:family="paragraph" style:parent-style-name="Standard" style:list-style-name="L80">
      <style:text-properties officeooo:paragraph-rsid="0174ea4c"/>
    </style:style>
    <style:style style:name="P126" style:family="paragraph" style:parent-style-name="Standard" style:list-style-name="L81">
      <style:text-properties officeooo:paragraph-rsid="0174ea4c"/>
    </style:style>
    <style:style style:name="P127" style:family="paragraph" style:parent-style-name="Standard" style:list-style-name="L82">
      <style:text-properties officeooo:paragraph-rsid="0174ea4c"/>
    </style:style>
    <style:style style:name="P128" style:family="paragraph" style:parent-style-name="Standard" style:list-style-name="L83">
      <style:text-properties officeooo:paragraph-rsid="0174ea4c"/>
    </style:style>
    <style:style style:name="P129" style:family="paragraph" style:parent-style-name="Standard" style:list-style-name="L84">
      <style:text-properties officeooo:paragraph-rsid="0174ea4c"/>
    </style:style>
    <style:style style:name="P130" style:family="paragraph" style:parent-style-name="Standard" style:list-style-name="L86">
      <style:text-properties officeooo:paragraph-rsid="0174ea4c"/>
    </style:style>
    <style:style style:name="T1" style:family="text">
      <style:text-properties fo:font-size="16pt" style:font-size-asian="16pt" style:font-size-complex="16pt"/>
    </style:style>
    <style:style style:name="T2" style:family="text">
      <style:text-properties fo:font-size="16pt" style:text-underline-style="solid" style:text-underline-width="auto" style:text-underline-color="font-color" style:font-size-asian="16pt" style:font-size-complex="16pt"/>
    </style:style>
    <style:style style:name="T3"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4" style:family="text">
      <style:text-properties fo:font-size="16pt" style:text-underline-style="none" fo:font-weight="normal" style:font-size-asian="16pt" style:font-weight-asian="normal" style:font-size-complex="16pt"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officeooo:rsid="0021e796"/>
    </style:style>
    <style:style style:name="T8" style:family="text">
      <style:text-properties officeooo:rsid="002442d3"/>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5c121f" style:font-weight-asian="normal" style:font-weight-complex="normal"/>
    </style:style>
    <style:style style:name="T12" style:family="text">
      <style:text-properties officeooo:rsid="00279b75"/>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ize="12pt" style:text-underline-style="none" fo:font-weight="bold" style:font-size-asian="10.5pt" style:font-weight-asian="bold" style:font-size-complex="12pt" style:font-weight-complex="bold"/>
    </style:style>
    <style:style style:name="T16" style:family="text">
      <style:text-properties fo:font-size="12pt" style:text-underline-style="none" fo:font-weight="normal" style:font-size-asian="10.5pt" style:font-weight-asian="normal" style:font-size-complex="12pt" style:font-weight-complex="normal"/>
    </style:style>
    <style:style style:name="T17" style:family="text">
      <style:text-properties fo:font-size="12pt" style:text-underline-style="none" fo:font-weight="normal" officeooo:rsid="0030e273" style:font-size-asian="10.5pt" style:font-weight-asian="normal" style:font-size-complex="12pt" style:font-weight-complex="normal"/>
    </style:style>
    <style:style style:name="T18" style:family="text">
      <style:text-properties fo:font-size="12pt" style:text-underline-style="none" fo:font-weight="normal" officeooo:rsid="00d6e762" style:font-size-asian="10.5pt" style:font-weight-asian="normal" style:font-size-complex="12pt" style:font-weight-complex="normal"/>
    </style:style>
    <style:style style:name="T19" style:family="text">
      <style:text-properties fo:font-size="12pt" style:text-underline-style="none" fo:font-weight="normal" officeooo:rsid="00f099a2" style:font-size-asian="10.5pt" style:font-weight-asian="normal" style:font-size-complex="12pt" style:font-weight-complex="normal"/>
    </style:style>
    <style:style style:name="T20" style:family="text">
      <style:text-properties fo:font-size="12pt" style:text-underline-style="none" style:font-size-asian="10.5pt" style:font-size-complex="12pt"/>
    </style:style>
    <style:style style:name="T21" style:family="text">
      <style:text-properties fo:font-size="12pt" style:font-size-asian="10.5pt" style:font-size-complex="12pt"/>
    </style:style>
    <style:style style:name="T22" style:family="text">
      <style:text-properties fo:font-size="12pt" officeooo:rsid="0030e273" style:font-size-asian="10.5pt" style:font-size-complex="12pt"/>
    </style:style>
    <style:style style:name="T23" style:family="text">
      <style:text-properties fo:font-size="12pt" style:text-underline-style="solid" style:text-underline-width="auto" style:text-underline-color="font-color" fo:font-weight="bold" style:font-size-asian="10.5pt" style:font-weight-asian="bold" style:font-size-complex="12pt" style:font-weight-complex="bold"/>
    </style:style>
    <style:style style:name="T24"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25" style:family="text">
      <style:text-properties fo:font-size="12pt" fo:font-weight="normal" style:font-size-asian="10.5pt" style:font-weight-asian="normal" style:font-size-complex="12pt" style:font-weight-complex="normal"/>
    </style:style>
    <style:style style:name="T26" style:family="text">
      <style:text-properties officeooo:rsid="0030e273"/>
    </style:style>
    <style:style style:name="T27" style:family="text">
      <style:text-properties officeooo:rsid="0071e18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 <text:span text:style-name="T2">Artificial Intelligence</text:span><text:span text:style-name="T1"> :-</text:span></text:p>
      <text:p text:style-name="P1"/>
      <text:p text:style-name="P2"><text:span text:style-name="T13">Prerequisites</text:span><text:span text:style-name="T9"> :-</text:span></text:p>
      <text:p text:style-name="P4">-<text:span text:style-name="T7">&gt;</text:span>The basic knowledge of Computer Science is mandatory. The knowledge of Mathematics,</text:p>
      <text:p text:style-name="P4">Languages, Science, Mechanical or Electrical engineering is a plus.</text:p>
      <text:p text:style-name="P4"/>
      <text:p text:style-name="P4"><text:span text:style-name="T6">Artificial Intelligence</text:span><text:span text:style-name="T13"> </text:span>:-</text:p>
      <text:p text:style-name="P4">-<text:span text:style-name="T8">&gt;“The science and </text:span>engineering of making intelligent machines, especially intelligent computer programs”.</text:p>
      <text:p text:style-name="P4">-<text:span text:style-name="T8">&gt; “Artificial Intelligence is a way of making a computer, a computer-controlled robot, or a</text:span></text:p>
      <text:p text:style-name="P4">software think intelligently, in the similar manner the intelligent humans think.”</text:p>
      <text:p text:style-name="P5">-<text:span text:style-name="T12">&gt; “AI is accomplished by studying how human brain thinks, and how humans learn, decide, and</text:span></text:p>
      <text:p text:style-name="P6">work while trying to solve a problem, and then using the outcomes of this study as a basis of</text:p>
      <text:p text:style-name="P6">developing intelligent software and systems.”</text:p>
      <text:p text:style-name="P5"/>
      <text:p text:style-name="P3">Goals of AI<text:span text:style-name="T10"> :-</text:span></text:p>
      <text:list xml:id="list1290557673" text:style-name="L1">
        <text:list-item>
          <text:p text:style-name="P17"><text:span text:style-name="T15">To Create Expert Systems</text:span><text:span text:style-name="T16">: The systems which exhibit intelligent behavior, learn,</text:span></text:p>
        </text:list-item>
      </text:list>
      <text:p text:style-name="P7">demonstrate, explain, and advice its users.</text:p>
      <text:p text:style-name="P7"></text:p>
      <text:list xml:id="list3200383505" text:style-name="L2">
        <text:list-item>
          <text:p text:style-name="P18"><text:span text:style-name="T15">To Implement Human Intelligence in Machines</text:span><text:span text:style-name="T16">:Creating systems that understand, think, learn, and behave like humans.</text:span></text:p>
        </text:list-item>
      </text:list>
      <text:p text:style-name="P7"/>
      <text:p text:style-name="P9"><text:span text:style-name="T21">Contributes to AI</text:span><text:span text:style-name="T16"> :-Artificial intelligence is a science and technology based on disciplines such as Computer Science, Biology, Psychology, Linguistics, Mathematics, and Engineering. A major thrust of AI is in the development of computer functions associated with human intelligence, such as reasoning, learning, and problem solving.</text:span></text:p>
      <text:p text:style-name="P7"/>
      <text:p text:style-name="P9"><text:span text:style-name="T21">Programming Without </text:span><text:span text:style-name="T22">Ai</text:span><text:span text:style-name="T17"> :-</text:span></text:p>
      <text:list xml:id="list1927056209" text:style-name="L3">
        <text:list-item>
          <text:p text:style-name="P20">A computer program without AI can answer the specific questions it is meant to solve.</text:p>
        </text:list-item>
        <text:list-item>
          <text:p text:style-name="P19">Modification in the program <text:span text:style-name="T26">leads to </text:span>change in its structure.</text:p>
        </text:list-item>
        <text:list-item>
          <text:p text:style-name="P19">Modification is not quick and easy. It may lead to affecting the program adversely.</text:p>
        </text:list-item>
      </text:list>
      <text:p text:style-name="P8"/>
      <text:p text:style-name="P9">Programming With AI <text:span text:style-name="T10"><text:s/>:-</text:span></text:p>
      <text:list xml:id="list1561227632" text:style-name="L4">
        <text:list-item>
          <text:p text:style-name="P32">A computer program with AI can answer the generic questions it is meant to solve.</text:p>
        </text:list-item>
        <text:list-item>
          <text:p text:style-name="P32">AI programs can absorb new modifications by putting highly independent pieces of information together. Hence you can modify even a minute piece of information of program</text:p>
          <text:p text:style-name="P32">without affecting its structure.</text:p>
        </text:list-item>
        <text:list-item>
          <text:p text:style-name="P32">Quick and Easy program modification.</text:p>
        </text:list-item>
      </text:list>
      <text:p text:style-name="P13"/>
      <text:p text:style-name="P9">Applications of AI <text:span text:style-name="T10">:-</text:span></text:p>
      <text:list xml:id="list3045192665" text:style-name="L5">
        <text:list-item>
          <text:p text:style-name="P33">Gaming</text:p>
        </text:list-item>
        <text:list-item>
          <text:p text:style-name="P33">Natural Language Processing</text:p>
        </text:list-item>
        <text:list-item>
          <text:p text:style-name="P33">Expert Systems</text:p>
        </text:list-item>
        <text:list-item>
          <text:p text:style-name="P33">Vision Systems</text:p>
        </text:list-item>
        <text:list-item>
          <text:p text:style-name="P33">Speech Recognition</text:p>
        </text:list-item>
        <text:list-item>
          <text:p text:style-name="P33">Handwriting Recognition</text:p>
        </text:list-item>
        <text:list-item>
          <text:p text:style-name="P33">Intelligent Robots</text:p>
        </text:list-item>
      </text:list>
      <text:p text:style-name="P13"/>
      <text:p text:style-name="P14"><text:tab/><text:tab/><text:tab/><text:tab/></text:p>
      <text:p text:style-name="P14"/>
      <text:p text:style-name="P14"/>
      <text:p text:style-name="P14"/>
      <text:p text:style-name="P10"><text:soft-page-break/><text:span text:style-name="T10"><text:tab/><text:tab/><text:tab/><text:tab/></text:span><text:span text:style-name="T4">-: </text:span><text:span text:style-name="T1">IntelligenT Systems</text:span><text:span text:style-name="T4"> :-</text:span></text:p>
      <text:p text:style-name="P14"/>
      <text:p text:style-name="P10"><text:span text:style-name="T9">What is Intelligence</text:span><text:span text:style-name="T10">?</text:span></text:p>
      <text:p text:style-name="P14"/>
      <text:p text:style-name="P15">“The ability of a system to calculate, reason, perceive relationships and analogies, learn from</text:p>
      <text:p text:style-name="P15">experience, store and retrieve information from memory, solve problems, comprehend</text:p>
      <text:p text:style-name="P15">complex ideas, use natural language fluently, classify, generalize, and adapt new situations.”</text:p>
      <text:p text:style-name="P15"/>
      <text:p text:style-name="P11">Types of Intelligence<text:span text:style-name="T14"> </text:span><text:span text:style-name="T10">:-</text:span></text:p>
      <text:p text:style-name="P15"/>
      <text:list xml:id="list1059003828" text:style-name="L6">
        <text:list-item>
          <text:p text:style-name="P34">Linguistic intelligence :-Narrators, Orators.</text:p>
        </text:list-item>
        <text:list-item>
          <text:p text:style-name="P34">Musical intelligence :- Musicians,Singers,Composers.</text:p>
        </text:list-item>
        <text:list-item>
          <text:p text:style-name="P34">Logical-mathematical intelligence :-Mathematicians,Scientists.</text:p>
        </text:list-item>
        <text:list-item>
          <text:p text:style-name="P34">Spatial intelligence : -Map readers,Astronauts,Physicists.</text:p>
        </text:list-item>
        <text:list-item>
          <text:p text:style-name="P34">Bodily-Kinesthetic intelligence :- Players, Dancers.</text:p>
        </text:list-item>
        <text:list-item>
          <text:p text:style-name="P34">Intra-personal intelligence :- Gautam Buddha.</text:p>
        </text:list-item>
        <text:list-item>
          <text:p text:style-name="P34">Interpersonal intelligence :- Mass Communicators,Interviewers.</text:p>
        </text:list-item>
      </text:list>
      <text:p text:style-name="P15"/>
      <text:p text:style-name="P11">Intelligence Composed of<text:span text:style-name="T10"> :-</text:span></text:p>
      <text:p text:style-name="P15">The intelligence is intangible.It is composed of:-</text:p>
      <text:list xml:id="list1316161700" text:style-name="L7">
        <text:list-item>
          <text:p text:style-name="P35">Reasoning</text:p>
        </text:list-item>
        <text:list-item>
          <text:p text:style-name="P35">Learning</text:p>
        </text:list-item>
        <text:list-item>
          <text:p text:style-name="P35">Problem Solving</text:p>
        </text:list-item>
        <text:list-item>
          <text:p text:style-name="P35">Perception</text:p>
        </text:list-item>
        <text:list-item>
          <text:p text:style-name="P35">Linguistic Intelligence</text:p>
        </text:list-item>
      </text:list>
      <text:p text:style-name="P15"/>
      <text:p text:style-name="P11">Difference between Human and Machine Intelligence<text:span text:style-name="T10"> :-</text:span></text:p>
      <text:p text:style-name="P15"/>
      <text:list xml:id="list2133673259" text:style-name="L8">
        <text:list-item>
          <text:p text:style-name="P36"> Humans perceive by patterns whereas the machines perceive by set of rules and data.</text:p>
        </text:list-item>
        <text:list-item>
          <text:p text:style-name="P36"> Humans store and recall information by patterns, machines do it by searching <text:s/>algorithms. </text:p>
        </text:list-item>
        <text:list-item>
          <text:p text:style-name="P36"> Humans can figure out the complete object even if some part of it is missing or distorted; whereas the machines cannot correctly.</text:p>
        </text:list-item>
      </text:list>
      <text:p text:style-name="P15"/>
      <text:p text:style-name="P11"><text:span text:style-name="T10"><text:tab/><text:tab/><text:tab/><text:tab/>-: </text:span><text:span text:style-name="T1">Research Areas of AI</text:span><text:span text:style-name="T10"> :-</text:span></text:p>
      <text:p text:style-name="P13"/>
      <text:p text:style-name="P9">Expert Systems <text:span text:style-name="T10">:-</text:span></text:p>
      <text:p text:style-name="P9"><text:span text:style-name="T10">Examples:- Flight-tracking systems,Clinical </text:span><text:span text:style-name="T11">systems</text:span><text:span text:style-name="T10">. </text:span></text:p>
      <text:p text:style-name="P13"/>
      <text:p text:style-name="P9">Natural Language Processing<text:span text:style-name="T10"> :-</text:span></text:p>
      <text:p text:style-name="P12">Examples:- Google Now feature,speech recognition, Automatic voice output .</text:p>
      <text:p text:style-name="P12"/>
      <text:p text:style-name="P12"><text:span text:style-name="T6">Neural Networks</text:span> :-</text:p>
      <text:p text:style-name="P12">Examples: Pattern recognition systems such as face recognition, character recognition, handwriting recognition.</text:p>
      <text:p text:style-name="P12"/>
      <text:p text:style-name="P12"><text:span text:style-name="T6">Robotics</text:span> :-</text:p>
      <text:p text:style-name="P12">Examples: Industrial robots for moving, spraying,painting, precision checking, drilling, cleaning,</text:p>
      <text:p text:style-name="P12">coating, carving etc.</text:p>
      <text:p text:style-name="P12"/>
      <text:p text:style-name="P12"><text:span text:style-name="T6">Fuzzy Logic</text:span> :-</text:p>
      <text:p text:style-name="P12">Examples: Consumer electronics, automobiles,etc.</text:p>
      <text:p text:style-name="P12"/>
      <text:p text:style-name="P12"><text:soft-page-break/><text:span text:style-name="T6">Task Classification of AI </text:span>:-</text:p>
      <text:p text:style-name="P12"/>
      <text:p text:style-name="P12">The domain of AI is classified into <text:span text:style-name="T13">Formal tasks, Mundane tasks, and Expert tasks</text:span>.</text:p>
      <text:p text:style-name="P12"/>
      <text:p text:style-name="P16"><text:span text:style-name="T6">Formal tasks</text:span><text:span text:style-name="T13"> :-</text:span></text:p>
      <text:list xml:id="list2473411183" text:style-name="L9">
        <text:list-item>
          <text:p text:style-name="P37">Mathematics,Geometry,Logic,Integration <text:span text:style-name="T27">and Differentiation.</text:span></text:p>
        </text:list-item>
        <text:list-item>
          <text:p text:style-name="P37">Games :-Go,Chess (Deep Blue),Checkers.</text:p>
        </text:list-item>
        <text:list-item>
          <text:p text:style-name="P37">Verification.</text:p>
        </text:list-item>
        <text:list-item>
          <text:p text:style-name="P37">Theorem Proving.</text:p>
        </text:list-item>
      </text:list>
      <text:p text:style-name="P43"/>
      <text:p text:style-name="P16"><text:span text:style-name="T6">Mundane tasks</text:span><text:span text:style-name="T13"> :-</text:span></text:p>
      <text:list xml:id="list2743847314" text:style-name="L10">
        <text:list-item>
          <text:p text:style-name="P38">Computer Vision,Speech, Voice</text:p>
        </text:list-item>
        <text:list-item>
          <text:p text:style-name="P38">Natural Language Processing :- Understanding,Language Generation,Language Translation.</text:p>
        </text:list-item>
        <text:list-item>
          <text:p text:style-name="P38">Common Sense.</text:p>
        </text:list-item>
        <text:list-item>
          <text:p text:style-name="P38">Reasoning.</text:p>
        </text:list-item>
        <text:list-item>
          <text:p text:style-name="P38">Planning.</text:p>
        </text:list-item>
        <text:list-item>
          <text:p text:style-name="P38">Robotics :- Locomotive</text:p>
        </text:list-item>
      </text:list>
      <text:p text:style-name="P16"/>
      <text:p text:style-name="P16"><text:span text:style-name="T6">Expert tasks</text:span><text:span text:style-name="T13"> :-</text:span></text:p>
      <text:list xml:id="list688633782" text:style-name="L11">
        <text:list-item>
          <text:p text:style-name="P39">Engineering,Fault finding,Manufacturing,Monitoring</text:p>
        </text:list-item>
        <text:list-item>
          <text:p text:style-name="P39">Scientific Analysis.</text:p>
        </text:list-item>
        <text:list-item>
          <text:p text:style-name="P39">Financial Analysis.</text:p>
        </text:list-item>
        <text:list-item>
          <text:p text:style-name="P39">Medical Diagnosis.</text:p>
        </text:list-item>
        <text:list-item>
          <text:p text:style-name="P39">Creativity.</text:p>
        </text:list-item>
      </text:list>
      <text:p text:style-name="P16"/>
      <text:p text:style-name="P16"/>
      <text:p text:style-name="P16"><text:tab/><text:tab/><text:tab/><text:tab/>-: <text:span text:style-name="T3">Agents and Environments</text:span> :-</text:p>
      <text:p text:style-name="P16"/>
      <text:list xml:id="list2968656203" text:style-name="L12">
        <text:list-item>
          <text:p text:style-name="P44"><text:span text:style-name="T10">An AI system is composed of an agent and its environment. The agents act in their</text:span></text:p>
        </text:list-item>
      </text:list>
      <text:p text:style-name="P16">environment. The environment may contain other agents.</text:p>
      <text:p text:style-name="P16"/>
      <text:p text:style-name="P16"><text:span text:style-name="T6">Agent and Environment</text:span> :-</text:p>
      <text:list xml:id="list2498624912" text:style-name="L13">
        <text:list-item>
          <text:p text:style-name="P45"><text:span text:style-name="T10">An agent is anything that can perceive its environment through sensors and acts upon that</text:span></text:p>
        </text:list-item>
      </text:list>
      <text:p text:style-name="P16">environment through effectors.</text:p>
      <text:list xml:id="list2202780958" text:style-name="L14">
        <text:list-item>
          <text:p text:style-name="P41">A <text:span text:style-name="T13">human agent</text:span> has sensory organs such as eyes, ears, nose, tongue and skin parallel to the sensors, and other organs such as hands, legs, mouth, for effectors.</text:p>
        </text:list-item>
        <text:list-item>
          <text:p text:style-name="P41">A <text:span text:style-name="T13">robotic agent </text:span>replaces cameras and infrared range finders for the sensors, and various motors and actuators for effectors.</text:p>
        </text:list-item>
        <text:list-item>
          <text:p text:style-name="P41">A <text:span text:style-name="T13">software agent</text:span> has encoded bit strings as its programs and actions.</text:p>
        </text:list-item>
      </text:list>
      <text:p text:style-name="P16"/>
      <text:p text:style-name="P16"><text:span text:style-name="T6">Agents Terminology</text:span> :-</text:p>
      <text:list xml:id="list2756281136" text:style-name="L15">
        <text:list-item>
          <text:p text:style-name="P42"><text:span text:style-name="T13">Performance Measure of Agent</text:span>: It is the criteria, which determines how successful an agent is.</text:p>
        </text:list-item>
        <text:list-item>
          <text:p text:style-name="P42"><text:span text:style-name="T13">Behavior of Agent</text:span>: It is the action that agent performs after any given sequence of percepts.</text:p>
        </text:list-item>
        <text:list-item>
          <text:p text:style-name="P42"><text:span text:style-name="T13">Percept </text:span>: It is agent’s perceptual inputs at a given instance.</text:p>
        </text:list-item>
        <text:list-item>
          <text:p text:style-name="P42"><text:span text:style-name="T13">Percept Sequence</text:span>: It is the history of all that an agent has perceived till date.</text:p>
        </text:list-item>
        <text:list-item>
          <text:p text:style-name="P42"><text:span text:style-name="T13">Agent Function</text:span>: It is a map from the precept sequence to an action.</text:p>
        </text:list-item>
      </text:list>
      <text:p text:style-name="P16"/>
      <text:p text:style-name="P16"/>
      <text:p text:style-name="P16"/>
      <text:p text:style-name="P16"/>
      <text:p text:style-name="P16"/>
      <text:p text:style-name="P49"><text:soft-page-break/><text:tab/><text:tab/><text:tab/>-: <text:span text:style-name="T6">5. Popular Search Algorithms</text:span> :-</text:p>
      <text:p text:style-name="P21"/>
      <text:list xml:id="list3613749292" text:style-name="L16">
        <text:list-item>
          <text:p text:style-name="P53"><text:span text:style-name="T16">Searching is the universal technique of problem solving in AI. There are some single-player</text:span></text:p>
        </text:list-item>
      </text:list>
      <text:p text:style-name="P21">games such as tile games, Sudoku, crossword, etc. The search algorithms help you to search for a particular position in such games.</text:p>
      <text:p text:style-name="P21"/>
      <text:p text:style-name="P21"><text:span text:style-name="T6">Single Agent Pathfinding Problems </text:span>:-</text:p>
      <text:list xml:id="list2014311639" text:style-name="L17">
        <text:list-item>
          <text:p text:style-name="P54"><text:span text:style-name="T16">The games such as 3X3 eight-tile, 4X4 fifteen-tile, and 5X5 twenty four tile puzzles are single-agent-path-finding challenges. They consist of a matrix of tiles with a blank tile. The player is required to arrange the tiles by sliding a tile either vertically or horizontally into a blank space with the aim of accomplishing some objective.</text:span></text:p>
        </text:list-item>
        <text:list-item>
          <text:p text:style-name="P54"><text:span text:style-name="T16">The other examples of single agent pathfinding problems are </text:span><text:span text:style-name="T15">Travelling Salesman Problem, Rubik’s Cube, and Theorem Proving</text:span><text:span text:style-name="T16">.</text:span></text:p>
        </text:list-item>
      </text:list>
      <text:p text:style-name="P46"><text:span text:style-name="T16"/></text:p>
      <text:p text:style-name="P46"><text:span text:style-name="T23">Search Terminology</text:span><text:span text:style-name="T16"> :-</text:span></text:p>
      <text:list xml:id="list941162559" text:style-name="L18">
        <text:list-item>
          <text:p text:style-name="P55"><text:span text:style-name="T15">Problem Space</text:span><text:span text:style-name="T16">: It is the environment in which the search takes place. (A set of states and set of operators to change those states)</text:span></text:p>
        </text:list-item>
        <text:list-item>
          <text:p text:style-name="P55"><text:span text:style-name="T15">Problem Instance</text:span><text:span text:style-name="T16">: It is Initial state + Goal state</text:span></text:p>
        </text:list-item>
        <text:list-item>
          <text:p text:style-name="P55"><text:span text:style-name="T15">Problem Space Graph</text:span><text:span text:style-name="T16">: It represents problem state. States are shown by nodes and operators are shown by edges.</text:span></text:p>
        </text:list-item>
      </text:list>
      <text:list xml:id="list2936064041" text:style-name="L19">
        <text:list-item>
          <text:p text:style-name="P56"><text:span text:style-name="T15">Depth of a problem</text:span><text:span text:style-name="T16">: Length of a shortest path or shortest sequence of operators from Initial State to goal state.</text:span></text:p>
        </text:list-item>
      </text:list>
      <text:list xml:id="list2333655639" text:style-name="L20">
        <text:list-item>
          <text:p text:style-name="P57"><text:span text:style-name="T15">Space Complexity</text:span><text:span text:style-name="T16">: The maximum number of nodes that are stored in memory.</text:span></text:p>
        </text:list-item>
        <text:list-item>
          <text:p text:style-name="P57"><text:span text:style-name="T15">Time Complexity</text:span><text:span text:style-name="T16">: The maximum number of nodes that are created.</text:span></text:p>
        </text:list-item>
        <text:list-item>
          <text:p text:style-name="P57"><text:span text:style-name="T15">Admissibility</text:span><text:span text:style-name="T16">: A property of an algorithm to always find an optimal solution.</text:span></text:p>
        </text:list-item>
        <text:list-item>
          <text:p text:style-name="P57"><text:span text:style-name="T15">Branching Factor</text:span><text:span text:style-name="T16">: The average number of child nodes in the problem space graph.</text:span></text:p>
        </text:list-item>
        <text:list-item>
          <text:p text:style-name="P57"><text:span text:style-name="T15">Depth</text:span><text:span text:style-name="T16">: Length of the shortest path from initial state to goal state.</text:span></text:p>
        </text:list-item>
      </text:list>
      <text:p text:style-name="P49"/>
      <text:p text:style-name="P29">Brute-Force Search Strategies :-</text:p>
      <text:list xml:id="list2592695270" text:style-name="L21">
        <text:list-item>
          <text:p text:style-name="P58"><text:span text:style-name="T16">They are most simple, as they do not need any domain-specific knowledge. They work fine with small number of possible states.</text:span></text:p>
        </text:list-item>
      </text:list>
      <text:p text:style-name="P46"><text:span text:style-name="T16"/></text:p>
      <text:p text:style-name="P46"><text:span text:style-name="T23">Breadth-First Search</text:span><text:span text:style-name="T16"> :-</text:span></text:p>
      <text:list xml:id="list1538449213" text:style-name="L22">
        <text:list-item>
          <text:p text:style-name="P59"><text:span text:style-name="T16">It starts from the root node, explores the neighboring nodes first and moves towards the next level neighbors. It generates one tree at a time until the solution is found. It can be implemented using </text:span><text:span text:style-name="T15">FIFO queue data structure</text:span><text:span text:style-name="T16">. This method provides shortest path to the solution.</text:span></text:p>
        </text:list-item>
      </text:list>
      <text:list xml:id="list943140230" text:style-name="L23">
        <text:list-item>
          <text:p text:style-name="P60"><text:span text:style-name="T16">If </text:span><text:span text:style-name="T15">branching factor </text:span><text:span text:style-name="T16">(average number of child nodes for a given node) = b and depth = d,then number of nodes at level</text:span><text:span text:style-name="T15"> d = b**d </text:span><text:span text:style-name="T16">.</text:span></text:p>
        </text:list-item>
      </text:list>
      <text:list xml:id="list3051296408" text:style-name="L24">
        <text:list-item>
          <text:p text:style-name="P61"><text:span text:style-name="T16">The total no of nodes created in worst case is b + b 2 + b 3 + ... + b**d.</text:span></text:p>
        </text:list-item>
        <text:list-item>
          <text:p text:style-name="P61"><text:span text:style-name="T15">Disadvantage</text:span><text:span text:style-name="T16">: Since each level of nodes is saved for creating next one, it consumes a lot of memory space. Space requirement to store nodes is exponential. Its complexity depends on the number of nodes. It can check duplicate nodes.</text:span></text:p>
        </text:list-item>
      </text:list>
      <text:p text:style-name="P46"><text:span text:style-name="T16"/></text:p>
      <text:p text:style-name="P46"><text:span text:style-name="T23">Depth-First Search</text:span><text:span text:style-name="T16"> :-</text:span></text:p>
      <text:list xml:id="list283172706" text:style-name="L25">
        <text:list-item>
          <text:p text:style-name="P62"><text:span text:style-name="T16">It is implemented in recursion with LIFO stack data structure. It creates the same set of nodes as Breadth-First method, only in the different order.</text:span></text:p>
        </text:list-item>
        <text:list-item>
          <text:p text:style-name="P62"><text:span text:style-name="T16">As the nodes on the single path are stored in each iteration from root to leaf node, the space requirement to store nodes is linear. With branching factor b and depth as m, the storage space is bm.</text:span></text:p>
          <text:p text:style-name="P62"><text:span text:style-name="T16"/></text:p>
        </text:list-item>
        <text:list-item>
          <text:p text:style-name="P62"><text:soft-page-break/><text:span text:style-name="T15">Disadvantage</text:span><text:span text:style-name="T16">: This algorithm may not terminate and go on infinitely on one path. The solution to this issue is to choose a cut-off depth. If the ideal cut-off is d, and if chosen cut- off is lesser than d, then this algorithm may fail. If chosen cut-off is more than d, then execution time increases.</text:span></text:p>
        </text:list-item>
        <text:list-item>
          <text:p text:style-name="P62"><text:span text:style-name="T16">Its complexity depends on the number of paths. It cannot check duplicate nodes.</text:span></text:p>
        </text:list-item>
      </text:list>
      <text:p text:style-name="P46"><text:span text:style-name="T16"/></text:p>
      <text:p text:style-name="P46"><text:span text:style-name="T23">Bidirectional Search </text:span><text:span text:style-name="T16">:-</text:span></text:p>
      <text:list xml:id="list39085867" text:style-name="L26">
        <text:list-item>
          <text:p text:style-name="P63"><text:span text:style-name="T16">It searches forward from initial state and backward from goal state till both meet to identify a common state.</text:span></text:p>
        </text:list-item>
        <text:list-item>
          <text:p text:style-name="P63"><text:span text:style-name="T16">The path from initial state is concatenated with the inverse path from the goal state. Each search is done only up to half of the total path.</text:span></text:p>
        </text:list-item>
      </text:list>
      <text:p text:style-name="P46"><text:span text:style-name="T16"/></text:p>
      <text:p text:style-name="P46"><text:span text:style-name="T23">Uniform Cost Search </text:span><text:span text:style-name="T16">:-</text:span></text:p>
      <text:list xml:id="list689143116" text:style-name="L27">
        <text:list-item>
          <text:p text:style-name="P64"><text:span text:style-name="T16">Sorting is done in increasing cost of the path to a node. It always expands the least cost node.</text:span></text:p>
        </text:list-item>
        <text:list-item>
          <text:p text:style-name="P64"><text:span text:style-name="T16">It is identical to Breadth First search if each transition has the same cost.</text:span></text:p>
        </text:list-item>
        <text:list-item>
          <text:p text:style-name="P64"><text:span text:style-name="T16">It explores paths in the increasing order of cost.</text:span></text:p>
        </text:list-item>
        <text:list-item>
          <text:p text:style-name="P64"><text:span text:style-name="T15">Disadvantage</text:span><text:span text:style-name="T16">: There can be multiple long paths with the cost ≤ C*. Uniform Cost search must explore them all.</text:span></text:p>
        </text:list-item>
      </text:list>
      <text:p text:style-name="P46"><text:span text:style-name="T16"/></text:p>
      <text:p text:style-name="P46"><text:span text:style-name="T23">Iterative Deepening Depth-First Search </text:span><text:span text:style-name="T16">:-</text:span></text:p>
      <text:list xml:id="list3836257995" text:style-name="L28">
        <text:list-item>
          <text:p text:style-name="P65"><text:span text:style-name="T16">It performs depth-first search to level 1, starts over, executes a complete depth-first search to level 2, and continues in such way till the solution is found.</text:span></text:p>
        </text:list-item>
        <text:list-item>
          <text:p text:style-name="P65"><text:span text:style-name="T16">It never creates a node until all lower nodes are generated. It only saves a stack of nodes.</text:span></text:p>
        </text:list-item>
        <text:list-item>
          <text:p text:style-name="P65"><text:span text:style-name="T16">The algorithm ends when it finds a solution at depth d. The number of nodes created at depth d is b**d and at depth d-1 is b**d-1 .</text:span></text:p>
        </text:list-item>
      </text:list>
      <text:p text:style-name="P46"><text:span text:style-name="T16"/></text:p>
      <text:p text:style-name="P46"><text:span text:style-name="T23">Informed (Heuristic) Search Strategies</text:span><text:span text:style-name="T16"> :</text:span><text:span text:style-name="T18">-</text:span></text:p>
      <text:list xml:id="list1786079223" text:style-name="L29">
        <text:list-item>
          <text:p text:style-name="P66"><text:span text:style-name="T16">To solve large problems with large number of possible states, problem-specific knowledge needs to be added to increase the efficiency of search algorithms.</text:span></text:p>
        </text:list-item>
      </text:list>
      <text:p text:style-name="P46"><text:span text:style-name="T23">Heuristic Evaluation Functions</text:span><text:span text:style-name="T16"> :-</text:span></text:p>
      <text:list xml:id="list2987995490" text:style-name="L30">
        <text:list-item>
          <text:p text:style-name="P67"><text:span text:style-name="T16">They calculate the cost of optimal path between two states. A heuristic function for sliding-tiles games is computed by counting number of moves that each tile makes from its goal state and adding these number of moves for all tiles.</text:span></text:p>
        </text:list-item>
      </text:list>
      <text:p text:style-name="P46"><text:span text:style-name="T23">Pure Heuristic Search</text:span><text:span text:style-name="T16"> :-</text:span></text:p>
      <text:list xml:id="list1643238885" text:style-name="L31">
        <text:list-item>
          <text:p text:style-name="P68"><text:span text:style-name="T16">It expands nodes in the order of their heuristic values. It creates two lists, a closed list for the already expanded nodes and an open list for the created but unexpanded nodes.</text:span></text:p>
        </text:list-item>
      </text:list>
      <text:p text:style-name="P46"><text:span text:style-name="T16"/></text:p>
      <text:p text:style-name="P46"><text:span text:style-name="T23">A* Search</text:span><text:span text:style-name="T16"> :-</text:span></text:p>
      <text:list xml:id="list2360323680" text:style-name="L32">
        <text:list-item>
          <text:p text:style-name="P69"><text:span text:style-name="T16">It is best-known form of Best First search. It avoids expanding paths that are already expensive, but expands most promising paths first. </text:span></text:p>
        </text:list-item>
        <text:list-item>
          <text:p text:style-name="P69"><text:span text:style-name="T16">f(n) = g(n) + h(n), where</text:span></text:p>
        </text:list-item>
      </text:list>
      <text:p text:style-name="P46"><text:span text:style-name="T16"><text:tab/>• g(n) the cost (so far) to reach the node</text:span></text:p>
      <text:p text:style-name="P46"><text:span text:style-name="T16"><text:tab/>• h(n) estimated cost to get from the node to the goal</text:span></text:p>
      <text:p text:style-name="P46"><text:span text:style-name="T16"><text:tab/>• f(n) estimated total cost of path through n to goal. It is implemented using priority queue <text:tab/>by increasing f(n).</text:span></text:p>
      <text:p text:style-name="P46"><text:span text:style-name="T23"/></text:p>
      <text:p text:style-name="P46"><text:span text:style-name="T23">Greedy Best First Search </text:span><text:span text:style-name="T16">:-</text:span></text:p>
      <text:list xml:id="list1366737856" text:style-name="L34">
        <text:list-item>
          <text:p text:style-name="P71"><text:span text:style-name="T16">It expands the node that is estimated to be closest to goal. It expands nodes based on </text:span></text:p>
          <text:p text:style-name="P71"><text:span text:style-name="T16"><text:s/>f(n) = h(n). It is implemented using priority queue.</text:span></text:p>
        </text:list-item>
      </text:list>
      <text:list xml:id="list295258711" text:style-name="L33">
        <text:list-item>
          <text:p text:style-name="P70"><text:span text:style-name="T15">Disadvantage</text:span><text:span text:style-name="T16">: It can get stuck in loops. It is not optimal.</text:span></text:p>
        </text:list-item>
      </text:list>
      <text:p text:style-name="P46"><text:span text:style-name="T16"/></text:p>
      <text:p text:style-name="P46"><text:soft-page-break/><text:span text:style-name="T23">Local Search Algorithms</text:span><text:span text:style-name="T16"> :-</text:span></text:p>
      <text:list xml:id="list1152878211" text:style-name="L35">
        <text:list-item>
          <text:p text:style-name="P72"><text:span text:style-name="T16">They start from a prospective solution and then move to a neighboring solution. They can return a valid solution even if it is interrupted at any time before they end.</text:span></text:p>
        </text:list-item>
      </text:list>
      <text:p text:style-name="P46"><text:span text:style-name="T16"/></text:p>
      <text:p text:style-name="P76"><text:span text:style-name="T21">Hill-Climbing Search</text:span><text:span text:style-name="T16"> :-</text:span></text:p>
      <text:list xml:id="list3421209628" text:style-name="L36">
        <text:list-item>
          <text:p text:style-name="P80"><text:span text:style-name="T16">It is an iterative algorithm that starts with an arbitrary solution to a problem and attempts to find a better solution by changing a single element of the solution incrementally. If the change produces a better solution, an incremental change is taken as a new solution. This process is repeated until there are no further improvements.</text:span></text:p>
        </text:list-item>
        <text:list-item>
          <text:p text:style-name="P80"><text:span text:style-name="T15">Disadvantage</text:span><text:span text:style-name="T16">: This algorithm is neither complete, nor optimal.</text:span></text:p>
        </text:list-item>
      </text:list>
      <text:p text:style-name="P46"><text:span text:style-name="T16"/></text:p>
      <text:p text:style-name="P46"><text:span text:style-name="T23">Local Beam Search</text:span><text:span text:style-name="T16"> :-</text:span></text:p>
      <text:list xml:id="list146165905" text:style-name="L37">
        <text:list-item>
          <text:p text:style-name="P81"><text:span text:style-name="T16">In this algorithm, it holds k number of states at any given time. At the start, these states are generated randomly. The successors of these k states are computed with the help of objective function. If any of these successors is the maximum value of the objective function, then the algorithm stops.</text:span></text:p>
        </text:list-item>
      </text:list>
      <text:p text:style-name="P46"><text:span text:style-name="T16"/></text:p>
      <text:p text:style-name="P46"><text:span text:style-name="T23">Simulated Annealing</text:span><text:span text:style-name="T16"> :-</text:span></text:p>
      <text:list xml:id="list1414774397" text:style-name="L38">
        <text:list-item>
          <text:p text:style-name="P82"><text:span text:style-name="T16">Annealing is the process of heating and cooling a metal to change its internal structure for modifying its physical properties. When the metal cools, its new structure is seized, and the metal retains its newly obtained properties. In simulated annealing process, the temperature is kept variable.</text:span></text:p>
        </text:list-item>
      </text:list>
      <text:p text:style-name="P46"><text:span text:style-name="T16"/></text:p>
      <text:p text:style-name="P46"><text:span text:style-name="T23">Travelling Salesman Problem</text:span><text:span text:style-name="T16"> :-</text:span></text:p>
      <text:list xml:id="list3512436388" text:style-name="L39">
        <text:list-item>
          <text:p text:style-name="P83"><text:span text:style-name="T16">In this algorithm, the objective is to find a low-cost tour that starts from a city, visits all cities en-route exactly once and ends at the same starting city.</text:span></text:p>
        </text:list-item>
      </text:list>
      <text:p text:style-name="P46"><text:span text:style-name="T16"/></text:p>
      <text:p text:style-name="P46"><text:span text:style-name="T16"><text:tab/><text:tab/><text:tab/><text:tab/></text:span><text:span text:style-name="T4">-: </text:span><text:span text:style-name="T3">6. Fuzzy Logic Systems</text:span><text:span text:style-name="T4"> :-</text:span></text:p>
      <text:p text:style-name="P50"><text:span text:style-name="T16"/></text:p>
      <text:p text:style-name="P50"><text:span text:style-name="T16">Fuzzy Logic Systems (FLS) produce acceptable but definite output in response to incomplete,</text:span></text:p>
      <text:p text:style-name="P50"><text:span text:style-name="T16">ambiguous, distorted, or inaccurate (fuzzy) input.</text:span></text:p>
      <text:p text:style-name="P50"><text:span text:style-name="T16"/></text:p>
      <text:p text:style-name="P50"><text:span text:style-name="T23">Fuzzy Logic</text:span><text:span text:style-name="T16"> </text:span><text:span text:style-name="T19">:-</text:span></text:p>
      <text:list xml:id="list3359564359" text:style-name="L40">
        <text:list-item>
          <text:p text:style-name="P84"><text:span text:style-name="T16">Fuzzy Logic (FL) is a method of reasoning that resembles human reasoning. The approach of FL imitates the way of decision making in humans that involves all intermediate possibilities between digital values YES and NO.</text:span></text:p>
        </text:list-item>
      </text:list>
      <text:p text:style-name="P46"><text:span text:style-name="T16"/></text:p>
      <text:p text:style-name="P46"><text:span text:style-name="T23">Fuzzy Logic Systems Architecture</text:span><text:span text:style-name="T16"> :-</text:span></text:p>
      <text:p text:style-name="P46"><text:span text:style-name="T16">It has four main parts as shown:</text:span></text:p>
      <text:list xml:id="list486247668" text:style-name="L42">
        <text:list-item>
          <text:p text:style-name="P86"><text:span text:style-name="T15">Fuzzification Module</text:span><text:span text:style-name="T16">: transforms the system inputs, which are crisp numbers, into fuzzy sets.</text:span></text:p>
        </text:list-item>
      </text:list>
      <text:list xml:id="list4205603240" text:style-name="L43">
        <text:list-item>
          <text:p text:style-name="P87"><text:span text:style-name="T16">It splits the input signal into five steps such as:</text:span></text:p>
          <text:list>
            <text:list-item>
              <text:p text:style-name="P87"><text:span text:style-name="T16">LP x is Large Positive</text:span></text:p>
            </text:list-item>
            <text:list-item>
              <text:p text:style-name="P87"><text:span text:style-name="T16">MP x is Medium Positive</text:span></text:p>
            </text:list-item>
            <text:list-item>
              <text:p text:style-name="P87"><text:span text:style-name="T16">S x is Small</text:span></text:p>
            </text:list-item>
            <text:list-item>
              <text:p text:style-name="P87"><text:span text:style-name="T16">MN x is Medium Negative</text:span></text:p>
            </text:list-item>
            <text:list-item>
              <text:p text:style-name="P87"><text:span text:style-name="T16">LN x is Large Negative</text:span></text:p>
            </text:list-item>
          </text:list>
        </text:list-item>
      </text:list>
      <text:list xml:id="list656734620" text:style-name="L41">
        <text:list-item>
          <text:p text:style-name="P85"><text:span text:style-name="T15">Knowledge Base</text:span><text:span text:style-name="T16">: It stores IF-THEN rules provided by experts.</text:span></text:p>
        </text:list-item>
        <text:list-item>
          <text:p text:style-name="P85"><text:span text:style-name="T15">Inference Engine</text:span><text:span text:style-name="T16">: It simulates the human reasoning process by making fuzzy inference on the inputs and IF-THEN rules.</text:span></text:p>
        </text:list-item>
        <text:list-item>
          <text:p text:style-name="P85"><text:span text:style-name="T16"><text:s/></text:span><text:span text:style-name="T15">Defuzzification Module</text:span><text:span text:style-name="T16">: It transforms the fuzzy set obtained by the inference engine into a crisp value.</text:span></text:p>
        </text:list-item>
      </text:list>
      <text:p text:style-name="P46"><text:soft-page-break/><text:span text:style-name="T23">Example of a Fuzzy Logic System</text:span><text:span text:style-name="T16"> :-</text:span></text:p>
      <text:list xml:id="list2690683029" text:style-name="L44">
        <text:list-item>
          <text:p text:style-name="P88"><text:span text:style-name="T16">Let us consider an air conditioning system with 5-lvel fuzzy logic system. This system adjusts the temperature of air conditioner by comparing the room temperature and the target temperature value.</text:span></text:p>
        </text:list-item>
      </text:list>
      <text:p text:style-name="P46"><text:span text:style-name="T16"><text:tab/></text:span><text:span text:style-name="T23">Algorithm</text:span><text:span text:style-name="T16"> :-</text:span></text:p>
      <text:list xml:id="list2616026451" text:style-name="L45">
        <text:list-item>
          <text:p text:style-name="P89"><text:span text:style-name="T16">Define linguistic Variables and terms (start)</text:span></text:p>
        </text:list-item>
        <text:list-item>
          <text:p text:style-name="P89"><text:span text:style-name="T16">Construct membership functions for them. (start)</text:span></text:p>
        </text:list-item>
        <text:list-item>
          <text:p text:style-name="P89"><text:span text:style-name="T16">Construct knowledge base of rules (start)</text:span></text:p>
        </text:list-item>
        <text:list-item>
          <text:p text:style-name="P89"><text:span text:style-name="T16">Convert crisp data into fuzzy data sets using membership functions (fuzzification)</text:span></text:p>
        </text:list-item>
        <text:list-item>
          <text:p text:style-name="P89"><text:span text:style-name="T16">Evaluate rules in the rule base (inference engine)</text:span></text:p>
        </text:list-item>
        <text:list-item>
          <text:p text:style-name="P89"><text:span text:style-name="T16">Combine results from each rule (inference engine)</text:span></text:p>
        </text:list-item>
        <text:list-item>
          <text:p text:style-name="P89"><text:span text:style-name="T16">Convert output data into non-fuzzy values. (defuzzification)</text:span></text:p>
        </text:list-item>
      </text:list>
      <text:p text:style-name="P46"><text:span text:style-name="T16"/></text:p>
      <text:p text:style-name="P46"><text:span text:style-name="T23">Application Areas of Fuzzy Logic</text:span><text:span text:style-name="T16"> :-</text:span></text:p>
      <text:p text:style-name="P46"><text:span text:style-name="T16"/></text:p>
      <text:p text:style-name="P46"><text:span text:style-name="T16">The key application areas of fuzzy logic are as given:</text:span></text:p>
      <text:p text:style-name="P46"><text:span text:style-name="T15">Automotive Systems</text:span><text:span text:style-name="T16"> :-</text:span></text:p>
      <text:list xml:id="list2893315354" text:style-name="L46">
        <text:list-item>
          <text:p text:style-name="P90"><text:span text:style-name="T16"> Automatic Gearboxes</text:span></text:p>
        </text:list-item>
        <text:list-item>
          <text:p text:style-name="P90"><text:span text:style-name="T16"> Four-Wheel Steering</text:span></text:p>
        </text:list-item>
        <text:list-item>
          <text:p text:style-name="P90"><text:span text:style-name="T16"> Vehicle environment control</text:span></text:p>
        </text:list-item>
      </text:list>
      <text:p text:style-name="P46"><text:span text:style-name="T15">Consumer Electronics</text:span><text:span text:style-name="T16"> :-</text:span></text:p>
      <text:list xml:id="list887695253" text:style-name="L47">
        <text:list-item>
          <text:p text:style-name="P91"><text:span text:style-name="T16"> Hi-Fi Systems</text:span></text:p>
        </text:list-item>
        <text:list-item>
          <text:p text:style-name="P91"><text:span text:style-name="T16"> Photocopiers</text:span></text:p>
        </text:list-item>
        <text:list-item>
          <text:p text:style-name="P91"><text:span text:style-name="T16"> Still and Video Cameras</text:span></text:p>
        </text:list-item>
        <text:list-item>
          <text:p text:style-name="P91"><text:span text:style-name="T16"> Television</text:span></text:p>
        </text:list-item>
      </text:list>
      <text:p text:style-name="P46"><text:span text:style-name="T15">Domestic Goods</text:span><text:span text:style-name="T16"> :-</text:span></text:p>
      <text:list xml:id="list1571808764" text:style-name="L48">
        <text:list-item>
          <text:p text:style-name="P93"><text:span text:style-name="T16"> Microwave Ovens</text:span></text:p>
        </text:list-item>
        <text:list-item>
          <text:p text:style-name="P93"><text:span text:style-name="T16"> Refrigerators</text:span></text:p>
        </text:list-item>
        <text:list-item>
          <text:p text:style-name="P93"><text:span text:style-name="T16"> Toasters</text:span></text:p>
        </text:list-item>
        <text:list-item>
          <text:p text:style-name="P93"><text:span text:style-name="T16"> Vacuum Cleaners</text:span></text:p>
        </text:list-item>
        <text:list-item>
          <text:p text:style-name="P93"><text:span text:style-name="T16">Washing Machines</text:span></text:p>
        </text:list-item>
      </text:list>
      <text:p text:style-name="P46"><text:span text:style-name="T15">Environment Control</text:span><text:span text:style-name="T16"> :-</text:span></text:p>
      <text:list xml:id="list3974558564" text:style-name="L49">
        <text:list-item>
          <text:p text:style-name="P92"><text:span text:style-name="T16"> Air Conditioners/Dryers/Heaters</text:span></text:p>
        </text:list-item>
        <text:list-item>
          <text:p text:style-name="P92"><text:span text:style-name="T16"> Humidifiers</text:span></text:p>
        </text:list-item>
      </text:list>
      <text:p text:style-name="P46"><text:span text:style-name="T16"/></text:p>
      <text:p text:style-name="P46"><text:span text:style-name="T16"/></text:p>
      <text:p text:style-name="P50"><text:span text:style-name="T10"><text:tab/><text:tab/><text:tab/>-: </text:span><text:span text:style-name="T6">7. Natural Language Processing</text:span><text:span text:style-name="T10"> :-</text:span></text:p>
      <text:p text:style-name="P50"><text:span text:style-name="T10"/></text:p>
      <text:list xml:id="list1320326493" text:style-name="L50">
        <text:list-item>
          <text:p text:style-name="P94"><text:span text:style-name="T16">Natural Language Processing (NLP) refers to AI method of communicating with an intelligent systems using a natural language such as English.</text:span></text:p>
        </text:list-item>
        <text:list-item>
          <text:p text:style-name="P94"><text:span text:style-name="T16">Processing of Natural Language is required when you want an intelligent system like robot to perform as per your instructions, when you want to hear decision from a dialogue based clinical expert system, etc.</text:span></text:p>
        </text:list-item>
      </text:list>
      <text:list xml:id="list1908777832" text:style-name="L52">
        <text:list-item>
          <text:p text:style-name="P95"><text:span text:style-name="T16">The field of NLP involves making computers to perform useful tasks with the natural languages humans use. The input and output of an NLP system can be: </text:span></text:p>
          <text:list>
            <text:list-item>
              <text:p text:style-name="P95"><text:span text:style-name="T16">Speech </text:span></text:p>
            </text:list-item>
            <text:list-item>
              <text:p text:style-name="P95"><text:span text:style-name="T16">Written Text</text:span></text:p>
            </text:list-item>
          </text:list>
        </text:list-item>
      </text:list>
      <text:p text:style-name="P96"><text:span text:style-name="T16"/></text:p>
      <text:p text:style-name="P96"><text:span text:style-name="T23">Components of NLP</text:span><text:span text:style-name="T16"> :-</text:span></text:p>
      <text:p text:style-name="P96"><text:span text:style-name="T16">There are two components of NLP as given:</text:span></text:p>
      <text:list xml:id="list2629607922" text:style-name="L53">
        <text:list-item>
          <text:p text:style-name="P73"><text:span text:style-name="T20">Natural Language Understanding (NLU).</text:span></text:p>
        </text:list-item>
        <text:list-item>
          <text:p text:style-name="P73"><text:span text:style-name="T20">Natural Language Generation (NLG).</text:span></text:p>
        </text:list-item>
      </text:list>
      <text:p text:style-name="P77"><text:soft-page-break/>Natural Language Understanding (NLU)<text:span text:style-name="T10"> :-</text:span></text:p>
      <text:p text:style-name="P77"><text:span text:style-name="T10"/></text:p>
      <text:p text:style-name="P47">Understanding involves the following tasks:</text:p>
      <text:list xml:id="list3897850147" text:style-name="L54">
        <text:list-item>
          <text:p text:style-name="P48">Mapping the given input in natural language into useful representations.</text:p>
        </text:list-item>
        <text:list-item>
          <text:p text:style-name="P48">Analyzing different aspects of the language.</text:p>
        </text:list-item>
      </text:list>
      <text:p text:style-name="P47"/>
      <text:p text:style-name="P47"><text:span text:style-name="T6">Natural Language Generation (NLG) </text:span>:-</text:p>
      <text:p text:style-name="P47"/>
      <text:list xml:id="list165154648" text:style-name="L55">
        <text:list-item>
          <text:p text:style-name="P97"><text:span text:style-name="T14">It is the process of producing meaningful phrases and sentences in the form of natural language from some internal representation.</text:span></text:p>
        </text:list-item>
        <text:list-item>
          <text:p text:style-name="P97"><text:span text:style-name="T14">It involves:</text:span></text:p>
          <text:list>
            <text:list-item>
              <text:p text:style-name="P97"><text:span text:style-name="T14"> Text planning: It includes retrieving the relevant content from knowledge base.</text:span></text:p>
            </text:list-item>
            <text:list-item>
              <text:p text:style-name="P97"><text:span text:style-name="T14"> Sentence planning: It includes choosing required words, forming meaningful phrases, setting tone of the sentence.</text:span></text:p>
            </text:list-item>
            <text:list-item>
              <text:p text:style-name="P97"><text:span text:style-name="T14">Text Realization: It is mapping sentence plan into sentence structure.</text:span></text:p>
            </text:list-item>
          </text:list>
        </text:list-item>
      </text:list>
      <text:p text:style-name="P96"><text:span text:style-name="T14"/></text:p>
      <text:p text:style-name="P96"><text:span text:style-name="T6">NLP Terminology</text:span><text:span text:style-name="T14"> :-</text:span></text:p>
      <text:list xml:id="list2592085978" text:style-name="L56">
        <text:list-item>
          <text:p text:style-name="P98"><text:span text:style-name="T14"></text:span><text:span text:style-name="T13"> Phonology</text:span><text:span text:style-name="T14">: It is study of organizing sound systematically.</text:span></text:p>
        </text:list-item>
        <text:list-item>
          <text:p text:style-name="P98"><text:span text:style-name="T14"></text:span><text:span text:style-name="T13"> Morphology</text:span><text:span text:style-name="T14">: It is a study of construction of words from primitive meaningful units.</text:span></text:p>
        </text:list-item>
        <text:list-item>
          <text:p text:style-name="P99"><text:span text:style-name="T14"><text:s text:c="4"/></text:span><text:span text:style-name="T13">Morpheme</text:span><text:span text:style-name="T14">: It is primitive unit of meaning in a language.</text:span></text:p>
        </text:list-item>
        <text:list-item>
          <text:p text:style-name="P99"><text:span text:style-name="T14"> </text:span><text:span text:style-name="T13">Syntax</text:span><text:span text:style-name="T14">: It refers to arranging words to make a sentence. It also involves determining</text:span></text:p>
          <text:p text:style-name="P99"><text:span text:style-name="T14">the structural role of words in the sentence and in phrases.</text:span></text:p>
        </text:list-item>
      </text:list>
      <text:list xml:id="list2225729659" text:style-name="L57">
        <text:list-item>
          <text:p text:style-name="P100"><text:span text:style-name="T13">Semantics</text:span><text:span text:style-name="T14">: It is concerned with the meaning of words and how to combine words into meaningful phrases and sentences.</text:span></text:p>
        </text:list-item>
        <text:list-item>
          <text:p text:style-name="P100"><text:span text:style-name="T13">Pragmatics</text:span><text:span text:style-name="T14">: It deals with using and understanding sentences in different situations and how the interpretation of the sentence is affected.</text:span></text:p>
        </text:list-item>
        <text:list-item>
          <text:p text:style-name="P100"><text:span text:style-name="T13">Discourse</text:span><text:span text:style-name="T14">: It deals with how the immediately preceding sentence can affect the interpretation of the next sentence.</text:span></text:p>
        </text:list-item>
        <text:list-item>
          <text:p text:style-name="P100"><text:span text:style-name="T13">World Knowledge</text:span><text:span text:style-name="T14">: It includes the general knowledge about the world.</text:span></text:p>
        </text:list-item>
      </text:list>
      <text:p text:style-name="P96"><text:span text:style-name="T14"/></text:p>
      <text:p text:style-name="P96"><text:span text:style-name="T6">Steps in NLP</text:span><text:span text:style-name="T14"> :-</text:span></text:p>
      <text:p text:style-name="P96"><text:span text:style-name="T14">There are general five steps:</text:span></text:p>
      <text:p text:style-name="P77">1. Lexical Analysis</text:p>
      <text:list xml:id="list1432827918" text:style-name="L58">
        <text:list-item>
          <text:p text:style-name="P101"><text:span text:style-name="T14">It involves identifying and analyzing the structure of words. Lexicon of a language means the collection of words and phrases in a language. Lexical analysis is dividing the whole chunk of txt into paragraphs, sentences, and words.</text:span></text:p>
        </text:list-item>
      </text:list>
      <text:p text:style-name="P77">2. Syntactic Analysis (Parsing)</text:p>
      <text:list xml:id="list1824895823" text:style-name="L59">
        <text:list-item>
          <text:p text:style-name="P102"><text:span text:style-name="T14">It involves analysis of words in the sentence for grammar and arranging words in a manner that shows the relationship among the words. The sentence such as “The school goes to boy” is rejected by English syntactic analyzer.</text:span></text:p>
        </text:list-item>
      </text:list>
      <text:p text:style-name="P77">3. Semantic Analysis</text:p>
      <text:list xml:id="list2981466492" text:style-name="L60">
        <text:list-item>
          <text:p text:style-name="P103"><text:span text:style-name="T14">It draws the exact meaning or the dictionary meaning from the text. The text is checked for meaningfulness. It is done by mapping syntactic structures and objects in the task domain. The semantic analyzer disregards sentence such as “hot ice-cream”.</text:span></text:p>
        </text:list-item>
      </text:list>
      <text:p text:style-name="P77">4. Discourse Integration</text:p>
      <text:list xml:id="list2874844897" text:style-name="L61">
        <text:list-item>
          <text:p text:style-name="P104"><text:span text:style-name="T14">The meaning of any sentence depends upon the meaning of the sentence just before it. In addition, it also brings about the meaning of immediately succeeding sentence. </text:span></text:p>
        </text:list-item>
      </text:list>
      <text:p text:style-name="P77">5. Pragmatic Analysis</text:p>
      <text:list xml:id="list2397327782" text:style-name="L62">
        <text:list-item>
          <text:p text:style-name="P105"><text:span text:style-name="T14">During this, what was said is re-interpreted on what it actually meant. It involves deriving those aspects of language which require real world knowledge.</text:span></text:p>
        </text:list-item>
      </text:list>
      <text:p text:style-name="P96"><text:span text:style-name="T14"/></text:p>
      <text:p text:style-name="P96"><text:span text:style-name="T14"/></text:p>
      <text:p text:style-name="P96"><text:soft-page-break/><text:span text:style-name="T6">Implementation Aspects of Syntactic Analysis</text:span><text:span text:style-name="T14"> :-</text:span></text:p>
      <text:list xml:id="list970694946" text:style-name="L63">
        <text:list-item>
          <text:p text:style-name="P106"><text:span text:style-name="T14">There are a number of algorithms researchers have developed for syntactic analysis, but we consider only the following simple methods:</text:span></text:p>
          <text:list>
            <text:list-item>
              <text:p text:style-name="P106"><text:span text:style-name="T14"></text:span><text:span text:style-name="T13"> Context-Free Grammar</text:span></text:p>
            </text:list-item>
            <text:list-item>
              <text:p text:style-name="P75"> Top-Down Parser</text:p>
            </text:list-item>
          </text:list>
        </text:list-item>
      </text:list>
      <text:p text:style-name="P74"/>
      <text:p text:style-name="P74"><text:span text:style-name="T5">Context-Free Grammar </text:span>:-</text:p>
      <text:list xml:id="list889308802" text:style-name="L64">
        <text:list-item>
          <text:p text:style-name="P107"><text:span text:style-name="T14">It is the grammar that consists rules with a single symbol on the left-hand side of the rewrite rules.</text:span></text:p>
        </text:list-item>
      </text:list>
      <text:p text:style-name="P96"><text:span text:style-name="T6">Top-Down Parser </text:span><text:span text:style-name="T14">:-</text:span></text:p>
      <text:list xml:id="list1852435850" text:style-name="L65">
        <text:list-item>
          <text:p text:style-name="P108"><text:span text:style-name="T14">Here, the parser starts with the S symbol and attempts to rewrite it into a sequence of terminal symbols that matches the classes of the words in the input sentence until it consists entirely of terminal symbols.</text:span></text:p>
        </text:list-item>
      </text:list>
      <text:list xml:id="list1535078834" text:style-name="L66">
        <text:list-item>
          <text:p text:style-name="P109"><text:span text:style-name="T14">These are then checked with the input sentence to see if it matched. If not, the process is started over again with a different set of rules. This is repeated until a specific rule is found which describes the structure of the sentence.</text:span></text:p>
        </text:list-item>
        <text:list-item>
          <text:p text:style-name="P109"><text:span text:style-name="T13">Merit</text:span><text:span text:style-name="T14">: It is simple to implement.</text:span></text:p>
        </text:list-item>
        <text:list-item>
          <text:p text:style-name="P109"><text:span text:style-name="T13">Demerits</text:span><text:span text:style-name="T14">:</text:span></text:p>
          <text:list>
            <text:list-item>
              <text:p text:style-name="P109"><text:span text:style-name="T14"> It is inefficient, as the search process has to be repeated if an error occurs.</text:span></text:p>
            </text:list-item>
            <text:list-item>
              <text:p text:style-name="P109"><text:span text:style-name="T14"> Slow speed of working.</text:span></text:p>
            </text:list-item>
          </text:list>
        </text:list-item>
      </text:list>
      <text:p text:style-name="P96"><text:span text:style-name="T14"/></text:p>
      <text:p text:style-name="P51"><text:span text:style-name="T10"><text:tab/><text:tab/><text:tab/><text:tab/><text:tab/></text:span>-: 8. Expert Systems :-</text:p>
      <text:p text:style-name="P51"/>
      <text:list xml:id="list2871967336" text:style-name="L67">
        <text:list-item>
          <text:p text:style-name="P110"><text:span text:style-name="T16">Expert systems (ES) are one of the prominent research domains of AI. It is introduced by the researchers at Stanford University, Computer Science Department.</text:span></text:p>
        </text:list-item>
      </text:list>
      <text:p text:style-name="P77"><text:span text:style-name="T21"/></text:p>
      <text:p text:style-name="P96"><text:span text:style-name="T23">Expert Systems</text:span><text:span text:style-name="T16"> :-</text:span></text:p>
      <text:list xml:id="list1312130168" text:style-name="L68">
        <text:list-item>
          <text:p text:style-name="P112"><text:span text:style-name="T16">The expert systems are the computer applications developed to solve complex problems in a particular domain, at the level of extra-ordinary human intelligence and expertise.</text:span></text:p>
        </text:list-item>
        <text:list-item>
          <text:p text:style-name="P112"><text:span text:style-name="T23">Characteristics of Expert Systems</text:span><text:span text:style-name="T16"> :-</text:span></text:p>
          <text:list>
            <text:list-item>
              <text:p text:style-name="P111"><text:span text:style-name="T16"> High performance</text:span></text:p>
            </text:list-item>
            <text:list-item>
              <text:p text:style-name="P111"><text:span text:style-name="T16"> Understandable</text:span></text:p>
            </text:list-item>
            <text:list-item>
              <text:p text:style-name="P111"><text:span text:style-name="T16"> Reliable</text:span></text:p>
            </text:list-item>
            <text:list-item>
              <text:p text:style-name="P111"><text:span text:style-name="T16"> Highly responsive</text:span></text:p>
            </text:list-item>
          </text:list>
        </text:list-item>
      </text:list>
      <text:p text:style-name="P96"><text:span text:style-name="T16"/></text:p>
      <text:p text:style-name="P51"><text:span text:style-name="T10"><text:tab/><text:tab/><text:tab/><text:tab/><text:tab/></text:span>-: 9. Robotics :-</text:p>
      <text:p text:style-name="P51"><text:span text:style-name="T16"/></text:p>
      <text:p text:style-name="P51"><text:span text:style-name="T16">Robotics is a domain in artificial intelligence that deals with the study of creating intelligent and efficient robots.</text:span></text:p>
      <text:p text:style-name="P51"><text:span text:style-name="T16"/></text:p>
      <text:p text:style-name="P51"><text:span text:style-name="T21">What are Robots?</text:span></text:p>
      <text:list xml:id="list1820324272" text:style-name="L69">
        <text:list-item>
          <text:p text:style-name="P113"><text:span text:style-name="T16">Robots are the artificial agents acting in real world environment.</text:span></text:p>
        </text:list-item>
      </text:list>
      <text:p text:style-name="P96"><text:span text:style-name="T16"/></text:p>
      <text:p text:style-name="P77"><text:span text:style-name="T21">What is Robotics?</text:span></text:p>
      <text:list xml:id="list337203743" text:style-name="L70">
        <text:list-item>
          <text:p text:style-name="P114"><text:span text:style-name="T16">Robotics is a branch of AI, which is composed of Electrical Engineering, Mechanical Engineering, and Computer Science for designing, construction, and application of robots.</text:span></text:p>
        </text:list-item>
      </text:list>
      <text:p text:style-name="P96"><text:span text:style-name="T16"/></text:p>
      <text:p text:style-name="P96"><text:span text:style-name="T23">Aspects of Robotics</text:span><text:span text:style-name="T15"> </text:span><text:span text:style-name="T16">:-</text:span></text:p>
      <text:list xml:id="list116493200" text:style-name="L71">
        <text:list-item>
          <text:p text:style-name="P115"><text:span text:style-name="T16">The robots have </text:span><text:span text:style-name="T15">mechanical construction,</text:span><text:span text:style-name="T16"> form, or shape designed to accomplish a particular task.</text:span></text:p>
        </text:list-item>
        <text:list-item>
          <text:p text:style-name="P115"><text:span text:style-name="T16"> They have </text:span><text:span text:style-name="T15">electrical components</text:span><text:span text:style-name="T16"> which power and control the machinery.</text:span></text:p>
        </text:list-item>
        <text:list-item>
          <text:p text:style-name="P115"><text:soft-page-break/><text:span text:style-name="T16">They contain some level of computer program that determines what, when and how a robot does something.</text:span></text:p>
        </text:list-item>
      </text:list>
      <text:p text:style-name="P96"><text:span text:style-name="T16"/></text:p>
      <text:p text:style-name="P77"><text:span text:style-name="T16"><text:tab/><text:tab/></text:span><text:span text:style-name="T21">Difference in Robot System and Other AI Program</text:span></text:p>
      <text:p text:style-name="P96"><text:span text:style-name="T16">Here is the difference between the two:</text:span></text:p>
      <text:p text:style-name="P77"><text:span text:style-name="T21">AI Programs</text:span><text:span text:style-name="T16"> :-</text:span></text:p>
      <text:list xml:id="list3266255707" text:style-name="L72">
        <text:list-item>
          <text:p text:style-name="P116"><text:span text:style-name="T16">They usually operate in computer-stimulated worlds. </text:span></text:p>
        </text:list-item>
        <text:list-item>
          <text:p text:style-name="P116"><text:span text:style-name="T16">The input to an AI program is in symbols and rules.</text:span></text:p>
        </text:list-item>
        <text:list-item>
          <text:p text:style-name="P116"><text:span text:style-name="T16">They need general purpose computers to operate on.</text:span></text:p>
        </text:list-item>
      </text:list>
      <text:p text:style-name="P77"><text:span text:style-name="T21">Robots</text:span></text:p>
      <text:list xml:id="list2259189026" text:style-name="L73">
        <text:list-item>
          <text:p text:style-name="P117"><text:span text:style-name="T16">They operate in real physical world</text:span></text:p>
        </text:list-item>
        <text:list-item>
          <text:p text:style-name="P117"><text:span text:style-name="T16"><text:s/>Inputs to robots is analog signal in the form of speech waveform or images</text:span></text:p>
        </text:list-item>
        <text:list-item>
          <text:p text:style-name="P117"><text:span text:style-name="T16"><text:s/>They need special hardware with sensors and effectors.</text:span></text:p>
        </text:list-item>
      </text:list>
      <text:p text:style-name="P96"><text:span text:style-name="T16"/></text:p>
      <text:p text:style-name="P96"><text:span text:style-name="T23">Robot Locomotion</text:span><text:span text:style-name="T16"> :-</text:span></text:p>
      <text:list xml:id="list754757523" text:style-name="L74">
        <text:list-item>
          <text:p text:style-name="P119"><text:span text:style-name="T16">Locomotion is the mechanism that makes a robot capable of moving in its environment.</text:span></text:p>
        </text:list-item>
      </text:list>
      <text:p text:style-name="P118"><text:span text:style-name="T16"/></text:p>
      <text:p text:style-name="P118"><text:span text:style-name="T16"><text:s/>There are various types of locomotions:</text:span></text:p>
      <text:list xml:id="list1841747773" text:style-name="L75">
        <text:list-item>
          <text:p text:style-name="P120"><text:span text:style-name="T16"> Legged</text:span></text:p>
        </text:list-item>
        <text:list-item>
          <text:p text:style-name="P120"><text:span text:style-name="T16"> Wheeled</text:span></text:p>
        </text:list-item>
        <text:list-item>
          <text:p text:style-name="P120"><text:span text:style-name="T16"> Combination of Legged and Wheeled Locomotion</text:span></text:p>
        </text:list-item>
        <text:list-item>
          <text:p text:style-name="P120"><text:span text:style-name="T16"> Tracked slip/skid</text:span></text:p>
        </text:list-item>
      </text:list>
      <text:p text:style-name="P118"><text:span text:style-name="T16"/></text:p>
      <text:p text:style-name="P118"><text:span text:style-name="T23">Components of a Robot</text:span><text:span text:style-name="T16"> :-</text:span></text:p>
      <text:p text:style-name="P118"><text:span text:style-name="T16"/></text:p>
      <text:p text:style-name="P118"><text:span text:style-name="T24">Robots are constructed with the following:</text:span></text:p>
      <text:list xml:id="list940175700" text:style-name="L76">
        <text:list-item>
          <text:p text:style-name="P121"><text:span text:style-name="T23">Power Supply</text:span><text:span text:style-name="T16">: The robots are powered by batteries, solar power, hydraulic, or pneumatic power sources.</text:span></text:p>
        </text:list-item>
        <text:list-item>
          <text:p text:style-name="P121"><text:span text:style-name="T23">Actuators</text:span><text:span text:style-name="T16">: They convert energy into movement.</text:span></text:p>
        </text:list-item>
        <text:list-item>
          <text:p text:style-name="P121"><text:span text:style-name="T23">Electric motors (AC/DC)</text:span><text:span text:style-name="T16">: They are required for rotational movement.</text:span></text:p>
        </text:list-item>
        <text:list-item>
          <text:p text:style-name="P121"><text:span text:style-name="T23">Pneumatic Air Muscles</text:span><text:span text:style-name="T16">: They contract almost 40% when air is sucked in them.</text:span></text:p>
        </text:list-item>
        <text:list-item>
          <text:p text:style-name="P121"><text:span text:style-name="T23">Muscle Wires</text:span><text:span text:style-name="T16">: They contract by 5% when electric current is passed through them.</text:span></text:p>
        </text:list-item>
        <text:list-item>
          <text:p text:style-name="P121"><text:span text:style-name="T23">Piezo Motors and Ultrasonic Motors</text:span><text:span text:style-name="T16">: Best for industrial robots.</text:span></text:p>
        </text:list-item>
        <text:list-item>
          <text:p text:style-name="P121"><text:span text:style-name="T23">Sensors</text:span><text:span text:style-name="T16">: They provide knowledge of real time information on the task environment. Robots are equipped with vision sensors to be to compute the depth in the environment. A tactile sensor imitates the mechanical properties of touch receptors of human fingertips.</text:span></text:p>
        </text:list-item>
      </text:list>
      <text:p text:style-name="P118"><text:span text:style-name="T16"/></text:p>
      <text:p text:style-name="P78"><text:span text:style-name="T21">Computer Vision</text:span><text:span text:style-name="T16"> :-</text:span></text:p>
      <text:list xml:id="list3840134708" text:style-name="L77">
        <text:list-item>
          <text:p text:style-name="P122"><text:span text:style-name="T16">This is a technology of AI with which the robots can see. The computer vision plays vital role in the domains of safety, security, health, access, and entertainment.</text:span></text:p>
        </text:list-item>
      </text:list>
      <text:list xml:id="list3335999644" text:style-name="L78">
        <text:list-item>
          <text:p text:style-name="P123"><text:span text:style-name="T16">Computer vision automatically extracts, analyzes, and comprehends useful information from a single image or an array of images. This process involves development of algorithms to accomplish automatic visual comprehension.</text:span></text:p>
        </text:list-item>
      </text:list>
      <text:p text:style-name="P79"><text:span text:style-name="T25">Hardware of Computer Vision System</text:span><text:span text:style-name="T16"> :-</text:span></text:p>
      <text:p text:style-name="P118"><text:span text:style-name="T16">This involves:</text:span></text:p>
      <text:list xml:id="list1688911933" text:style-name="L79">
        <text:list-item>
          <text:p text:style-name="P124"><text:span text:style-name="T16"> Power supply</text:span></text:p>
        </text:list-item>
        <text:list-item>
          <text:p text:style-name="P124"><text:span text:style-name="T16"> Image acquisition device such as camera</text:span></text:p>
        </text:list-item>
        <text:list-item>
          <text:p text:style-name="P124"><text:span text:style-name="T16"> a processor</text:span></text:p>
        </text:list-item>
        <text:list-item>
          <text:p text:style-name="P124"><text:span text:style-name="T16"> a software</text:span></text:p>
        </text:list-item>
        <text:list-item>
          <text:p text:style-name="P124"><text:span text:style-name="T16"> A display device for monitoring the system</text:span></text:p>
        </text:list-item>
        <text:list-item>
          <text:p text:style-name="P124"><text:span text:style-name="T16"> Accessories such as camera stands, cables, and connectors</text:span></text:p>
        </text:list-item>
      </text:list>
      <text:p text:style-name="P118"><text:span text:style-name="T16"/></text:p>
      <text:p text:style-name="P118"><text:soft-page-break/><text:span text:style-name="T23">Tasks of Computer Vision</text:span><text:span text:style-name="T16"> :-</text:span></text:p>
      <text:list xml:id="list2065069363" text:style-name="L80">
        <text:list-item>
          <text:p text:style-name="P125"><text:span text:style-name="T23">OCR:</text:span><text:span text:style-name="T16"> In the domain of computers, Optical Character Reader, a software to convert scanned documents into editable text, which accompanies a scanner.</text:span></text:p>
        </text:list-item>
        <text:list-item>
          <text:p text:style-name="P125"><text:span text:style-name="T23">Face Detection</text:span><text:span text:style-name="T16">: Many state-of-the-art cameras come with this feature, which enables to read the face and take the picture of that perfect expression. It is used to let a user access the software on correct match.</text:span></text:p>
        </text:list-item>
        <text:list-item>
          <text:p text:style-name="P125"><text:span text:style-name="T23">Object Recognition</text:span><text:span text:style-name="T16">: They are installed in supermarkets, cameras, high-end cars such as BMW, GM, and Volvo.</text:span></text:p>
        </text:list-item>
        <text:list-item>
          <text:p text:style-name="P125"><text:span text:style-name="T23">Estimating Position</text:span><text:span text:style-name="T16">: It is estimating position of an object with respect to camera as in position of tumor in human’s body.</text:span></text:p>
        </text:list-item>
      </text:list>
      <text:p text:style-name="P118"><text:span text:style-name="T16"/></text:p>
      <text:p text:style-name="P78"><text:span text:style-name="T21">Application Domains of Computer Vision</text:span><text:span text:style-name="T16"> :-</text:span></text:p>
      <text:list xml:id="list1753546517" text:style-name="L81">
        <text:list-item>
          <text:p text:style-name="P126"><text:span text:style-name="T16"> agriculture</text:span></text:p>
        </text:list-item>
        <text:list-item>
          <text:p text:style-name="P126"><text:span text:style-name="T16"> autonomous vehicles</text:span></text:p>
        </text:list-item>
        <text:list-item>
          <text:p text:style-name="P126"><text:span text:style-name="T16"> biometrics</text:span></text:p>
        </text:list-item>
        <text:list-item>
          <text:p text:style-name="P126"><text:span text:style-name="T16"> character recognition</text:span></text:p>
        </text:list-item>
        <text:list-item>
          <text:p text:style-name="P126"><text:span text:style-name="T16"> forensics, security, and surveillance</text:span></text:p>
        </text:list-item>
        <text:list-item>
          <text:p text:style-name="P126"><text:span text:style-name="T16"> industrial quality inspection</text:span></text:p>
        </text:list-item>
        <text:list-item>
          <text:p text:style-name="P126"><text:span text:style-name="T16"> face recognition</text:span></text:p>
        </text:list-item>
        <text:list-item>
          <text:p text:style-name="P126"><text:span text:style-name="T16"> gesture analysis</text:span></text:p>
        </text:list-item>
        <text:list-item>
          <text:p text:style-name="P126"><text:span text:style-name="T16"> geoscience</text:span></text:p>
        </text:list-item>
        <text:list-item>
          <text:p text:style-name="P126"><text:span text:style-name="T16"> medical imagery</text:span></text:p>
        </text:list-item>
        <text:list-item>
          <text:p text:style-name="P126"><text:span text:style-name="T16"> pollution monitoring</text:span></text:p>
        </text:list-item>
        <text:list-item>
          <text:p text:style-name="P126"><text:span text:style-name="T16"> process control</text:span></text:p>
        </text:list-item>
        <text:list-item>
          <text:p text:style-name="P126"><text:span text:style-name="T16"> remote sensing</text:span></text:p>
        </text:list-item>
        <text:list-item>
          <text:p text:style-name="P126"><text:span text:style-name="T16"> robotics</text:span></text:p>
        </text:list-item>
        <text:list-item>
          <text:p text:style-name="P126"><text:span text:style-name="T16"> transport</text:span></text:p>
        </text:list-item>
      </text:list>
      <text:p text:style-name="P118"><text:span text:style-name="T16"/></text:p>
      <text:p text:style-name="P118"><text:span text:style-name="T23">Applications of Robotics</text:span><text:span text:style-name="T16"> :-</text:span></text:p>
      <text:p text:style-name="P118"><text:span text:style-name="T16">The robotics has been instrumental in the various domains such as:</text:span></text:p>
      <text:p text:style-name="P118"><text:span text:style-name="T16"></text:span></text:p>
      <text:list xml:id="list2095488985" text:style-name="L82">
        <text:list-item>
          <text:p text:style-name="P127"><text:span text:style-name="T23">Industries</text:span><text:span text:style-name="T16">: Robots are used for handling material, cutting, welding, color coating,drilling, polishing, etc.</text:span></text:p>
          <text:p text:style-name="P127"><text:span text:style-name="T16"/></text:p>
        </text:list-item>
      </text:list>
      <text:list xml:id="list1130031621" text:style-name="L83">
        <text:list-item>
          <text:p text:style-name="P128"><text:span text:style-name="T23">Military</text:span><text:span text:style-name="T16">: Autonomous robots can reach inaccessible and hazardous zones during war.A robot named Daksh, developed by Defense Research and Development Organization (DRDO), is in function to destroy life-threatening objects safely.</text:span></text:p>
          <text:p text:style-name="P128"><text:span text:style-name="T16"/></text:p>
        </text:list-item>
      </text:list>
      <text:list xml:id="list1833332596" text:style-name="L84">
        <text:list-item>
          <text:p text:style-name="P129"><text:span text:style-name="T23">Medicine</text:span><text:span text:style-name="T16">: The robots are capable of carrying out hundreds of clinical tests simultaneously,rehabilitating permanently disabled people, and performing complex surgeries such as brain tumors.</text:span></text:p>
          <text:p text:style-name="P129"><text:span text:style-name="T16"/></text:p>
        </text:list-item>
        <text:list-item>
          <text:p text:style-name="P129"><text:span text:style-name="T23">Exploration</text:span><text:span text:style-name="T16">: The robot rock climbers used for space exploration, underwater drones used for ocean exploration are to name a few.</text:span></text:p>
          <text:p text:style-name="P129"><text:span text:style-name="T16"/></text:p>
        </text:list-item>
        <text:list-item>
          <text:p text:style-name="P129"><text:span text:style-name="T23">Entertainment</text:span><text:span text:style-name="T16">: Disney’s engineers have created hundreds of robots for movie making.</text:span></text:p>
        </text:list-item>
      </text:list>
      <text:p text:style-name="P118"><text:span text:style-name="T16"/></text:p>
      <text:p text:style-name="P52"><text:span text:style-name="T10"><text:tab/><text:tab/><text:tab/><text:tab/><text:tab/></text:span>-: 10. Neural Networks :-</text:p>
      <text:p text:style-name="P52"/>
      <text:p text:style-name="P22">Yet another research area in AI, neural networks, is inspired from the natural neural network of human nervous system.</text:p>
      <text:p text:style-name="P22"/>
      <text:p text:style-name="P30"><text:soft-page-break/>What are Artificial Neural Networks (ANNs)?</text:p>
      <text:p text:style-name="P30"/>
      <text:p text:style-name="P31">The inventor of the first neurocomputer, Dr. Robert Hecht-Nielsen, defines a neural network as:</text:p>
      <text:p text:style-name="P26">"...a computing system made up of a number of simple, highly interconnected processing</text:p>
      <text:p text:style-name="P26">elements, which process information by their dynamic state response to external</text:p>
      <text:p text:style-name="P26">inputs.”</text:p>
      <text:p text:style-name="P26"><text:span text:style-name="T14"/></text:p>
      <text:p text:style-name="P26"><text:span text:style-name="T5">Basic Structure of ANNs</text:span><text:span text:style-name="T14"> :-</text:span></text:p>
      <text:p text:style-name="P26"><text:span text:style-name="T14"/></text:p>
      <text:p text:style-name="P26"><text:span text:style-name="T14">The idea of ANNs is based on the belief that working of human brain by making the right connections, can be imitated using silicon and wires as living neurons and dendrites.</text:span></text:p>
      <text:p text:style-name="P26"><text:span text:style-name="T14"/></text:p>
      <text:p text:style-name="P26"><text:span text:style-name="T14">The human brain is composed of 100 billion nerve cells called neurons. They are connected to other thousand cells by Axons. Stimuli from external environment or inputs from sensory organs are accepted by dendrites. These inputs create electric impulses, which quickly travel through the neural network. A neuron can then send the message to other neuron to handle the issue or does not send it forward.</text:span></text:p>
      <text:p text:style-name="P26"><text:span text:style-name="T14"/></text:p>
      <text:p text:style-name="P26"><text:span text:style-name="T14">ANNs are composed of multiple nodes, which imitate biological neurons of human brain. The</text:span></text:p>
      <text:p text:style-name="P26"><text:span text:style-name="T14">neurons are connected by links and they interact with each other. The nodes can take input data and perform simple operations on the data. The result of these operations is passed to other neurons. The output at each node is called its activation or node value.</text:span></text:p>
      <text:p text:style-name="P26"><text:span text:style-name="T14"/></text:p>
      <text:p text:style-name="P26"><text:span text:style-name="T14">Each link is associated with weight. ANNs are capable of learning, which takes place by altering weight values.</text:span></text:p>
      <text:p text:style-name="P26"><text:span text:style-name="T14"/></text:p>
      <text:p text:style-name="P26"><text:span text:style-name="T5">Types of Artificial Neural Networks</text:span><text:span text:style-name="T14"> :-</text:span></text:p>
      <text:p text:style-name="P27"><text:span text:style-name="T14">There are two Artificial Neural Network topologies:</text:span></text:p>
      <text:list xml:id="list797927786" text:style-name="L85">
        <text:list-item>
          <text:p text:style-name="P28">FeedForward</text:p>
        </text:list-item>
        <text:list-item>
          <text:p text:style-name="P28"><text:span text:style-name="T14"><text:s/></text:span>Feedback<text:span text:style-name="T14">.</text:span></text:p>
        </text:list-item>
      </text:list>
      <text:p text:style-name="P26"><text:span text:style-name="T14"/></text:p>
      <text:p text:style-name="P30">FeedForward ANN<text:span text:style-name="T10"> :-</text:span></text:p>
      <text:p text:style-name="P26"><text:span text:style-name="T14">In this ANN, the information flow is unidirectional. A unit sends information to other unit from which it does not receive any information. There are no feedback loops. They are used in pattern generation/recognition/classification. They have fixed inputs and outputs. </text:span></text:p>
      <text:p text:style-name="P26"><text:span text:style-name="T14"/></text:p>
      <text:p text:style-name="P26"><text:span text:style-name="T5">Feedback ANN </text:span><text:span text:style-name="T14">:-</text:span></text:p>
      <text:p text:style-name="P26"><text:span text:style-name="T14">Here, feedback loops are allowed. They are used in content addressable memories.</text:span></text:p>
      <text:p text:style-name="P26"><text:span text:style-name="T14"/></text:p>
      <text:p text:style-name="P52"><text:span text:style-name="T10"><text:tab/><text:tab/><text:tab/><text:tab/></text:span>-: 12. AI Terminology :-</text:p>
      <text:p text:style-name="P31"/>
      <text:p text:style-name="P31">Here is the list of frequently used terms in the domain of AI:</text:p>
      <text:p text:style-name="P31"/>
      <text:list xml:id="list370796285" text:style-name="L86">
        <text:list-item>
          <text:p text:style-name="P130"><text:span text:style-name="T23">Agent</text:span><text:span text:style-name="T16"> :- Agents are systems or software programs capable of autonomous,purposeful and reasoning directed towards one or more goals. They are also called assistants, brokers, bots, droids, intelligent agents, and software agents.</text:span></text:p>
        </text:list-item>
        <text:list-item>
          <text:p text:style-name="P130"><text:span text:style-name="T23">Autonomous Robot</text:span><text:span text:style-name="T16"> :-Robot free from external control or influence and able to control itself independently.</text:span></text:p>
        </text:list-item>
        <text:list-item>
          <text:p text:style-name="P130"><text:span text:style-name="T23">Backward Chaining</text:span><text:span text:style-name="T16"> :- Strategy of working backward for Reason/Cause of a problem.</text:span></text:p>
        </text:list-item>
        <text:list-item>
          <text:p text:style-name="P23"><text:span text:style-name="T6">Blackboard</text:span> :- It is the memory inside computer, which is used for communication between the cooperating expert systems.</text:p>
        </text:list-item>
        <text:list-item>
          <text:p text:style-name="P23"><text:span text:style-name="T6">Environment</text:span> :- It is the part of real or computational world inhabited by the agent.</text:p>
        </text:list-item>
        <text:list-item>
          <text:p text:style-name="P24"><text:soft-page-break/><text:span text:style-name="T6">Forward Chaining</text:span> :- Strategy of working forward for conclusion/solution of a problem.</text:p>
        </text:list-item>
        <text:list-item>
          <text:p text:style-name="P23"><text:span text:style-name="T6">Heuristics</text:span> :- It is the knowledge based on Trial-and-error, evaluations, and experimentation.</text:p>
        </text:list-item>
        <text:list-item>
          <text:p text:style-name="P25"><text:span text:style-name="T6">Knowledge Engineering</text:span> :- Acquiring knowledge from human experts and other resources.</text:p>
        </text:list-item>
        <text:list-item>
          <text:p text:style-name="P25"><text:span text:style-name="T6">Percepts</text:span> :- It is the format in which the agent obtains information about the environment.</text:p>
        </text:list-item>
        <text:list-item>
          <text:p text:style-name="P25"><text:span text:style-name="T6">Pruning</text:span> :- Overriding unnecessary and irrelevant considerations in AI systems.</text:p>
        </text:list-item>
        <text:list-item>
          <text:p text:style-name="P23"><text:span text:style-name="T6">Rule</text:span> :- It is a format of representing knowledge base in Expert System. It is in the form of IF-THEN-ELSE.</text:p>
        </text:list-item>
        <text:list-item>
          <text:p text:style-name="P23"><text:span text:style-name="T6">Shell</text:span> :- A shell is a software that helps in designing inference engine, knowledge base, and user interface of an expert system.</text:p>
        </text:list-item>
        <text:list-item>
          <text:p text:style-name="P23"><text:span text:style-name="T6">Task</text:span> :- It is the goal the agent is tries to accomplish.</text:p>
        </text:list-item>
        <text:list-item>
          <text:p text:style-name="P24"><text:span text:style-name="T6">Turing Test </text:span>:- A test developed by Allan Turing to test the intelligence of a machine as compared to human intellige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7T11:46:43.015667759</meta:creation-date>
    <dc:date>2019-10-20T13:59:13.648085063</dc:date>
    <meta:editing-duration>PT3H43M1S</meta:editing-duration>
    <meta:editing-cycles>154</meta:editing-cycles>
    <meta:generator>LibreOffice/6.0.7.3$Linux_X86_64 LibreOffice_project/00m0$Build-3</meta:generator>
    <meta:document-statistic meta:table-count="0" meta:image-count="0" meta:object-count="0" meta:page-count="13" meta:paragraph-count="402" meta:word-count="4574" meta:character-count="27550" meta:non-whitespace-character-count="23553"/>
  </office:meta>
</office:document-meta>
</file>